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7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>
        <style:tab-stops>
          <style:tab-stop style:position="0.118cm"/>
        </style:tab-stops>
      </style:paragraph-properties>
      <style:text-properties officeooo:paragraph-rsid="00015d37" fo:hyphenate="false" fo:hyphenation-remain-char-count="2" fo:hyphenation-push-char-count="2" loext:hyphenation-no-caps="false"/>
    </style:style>
    <style:style style:name="P3" style:family="paragraph" style:parent-style-name="Heading_20_1">
      <style:paragraph-properties fo:margin-left="0cm" fo:margin-right="0cm" fo:margin-top="0.968cm" fo:margin-bottom="0.968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/>
      <style:text-properties style:font-name="Times New Roman" fo:font-size="14pt" fo:language="ru" fo:country="RU" fo:font-weight="normal" officeooo:rsid="0018b90d" officeooo:paragraph-rsid="0018b90d" style:font-size-asian="14pt" style:font-weight-asian="normal" style:font-size-complex="16pt" style:font-weight-complex="bold" fo:hyphenate="false" fo:hyphenation-remain-char-count="2" fo:hyphenation-push-char-count="2" loext:hyphenation-no-caps="false"/>
    </style:style>
    <style:style style:name="P4" style:family="paragraph" style:parent-style-name="Heading_20_3">
      <style:paragraph-properties fo:margin-top="0.423cm" fo:margin-bottom="0cm" loext:contextual-spacing="false"/>
      <style:text-properties fo:font-size="14pt" fo:language="ru" fo:country="RU" officeooo:paragraph-rsid="00015d37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015d37"/>
    </style:style>
    <style:style style:name="P6" style:family="paragraph" style:parent-style-name="Standard">
      <style:paragraph-properties fo:line-height="0.318cm" fo:orphans="0" fo:widows="0"/>
      <style:text-properties officeooo:paragraph-rsid="00015d37"/>
    </style:style>
    <style:style style:name="P7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15d37" style:font-size-asian="10pt" style:font-size-complex="10pt"/>
    </style:style>
    <style:style style:name="P8" style:family="paragraph" style:parent-style-name="Standard">
      <style:paragraph-properties fo:margin-top="0.847cm" fo:margin-bottom="0cm" loext:contextual-spacing="false" fo:text-align="center" style:justify-single-word="false" fo:orphans="0" fo:widows="0"/>
      <style:text-properties officeooo:paragraph-rsid="00015d37"/>
    </style:style>
    <style:style style:name="P9" style:family="paragraph" style:parent-style-name="Standard">
      <style:paragraph-properties fo:margin-top="2.117cm" fo:margin-bottom="0cm" loext:contextual-spacing="false" fo:orphans="0" fo:widows="0"/>
      <style:text-properties officeooo:paragraph-rsid="00015d37"/>
    </style:style>
    <style:style style:name="P10" style:family="paragraph" style:parent-style-name="Standard">
      <style:paragraph-properties fo:margin-top="0.212cm" fo:margin-bottom="0cm" loext:contextual-spacing="false" fo:line-height="150%" fo:orphans="0" fo:widows="0"/>
      <style:text-properties officeooo:paragraph-rsid="00015d37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paragraph-rsid="00015d37"/>
    </style:style>
    <style:style style:name="P12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language="en" fo:country="US" officeooo:paragraph-rsid="00015d37"/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fo:language="ru" fo:country="RU" officeooo:paragraph-rsid="00015d37" style:font-size-asian="12pt" style:font-size-complex="12pt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officeooo:rsid="000db5b7" officeooo:paragraph-rsid="000db5b7" style:font-size-asian="12pt" style:font-size-complex="12pt"/>
    </style:style>
    <style:style style:name="P15" style:family="paragraph" style:parent-style-name="Standard">
      <style:paragraph-properties fo:margin-top="2.963cm" fo:margin-bottom="0cm" loext:contextual-spacing="false" fo:line-height="150%" fo:orphans="0" fo:widows="0"/>
      <style:text-properties officeooo:paragraph-rsid="00015d37"/>
    </style:style>
    <style:style style:name="P16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15d37"/>
    </style:style>
    <style:style style:name="P17" style:family="paragraph" style:parent-style-name="Standard">
      <style:paragraph-properties fo:margin-top="2.572cm" fo:margin-bottom="0.101cm" loext:contextual-spacing="false" fo:text-align="center" style:justify-single-word="false" fo:orphans="0" fo:widows="0"/>
      <style:text-properties officeooo:paragraph-rsid="00015d37"/>
    </style:style>
    <style:style style:name="P18" style:family="paragraph" style:parent-style-name="Text_20_body">
      <style:paragraph-properties fo:margin-top="0cm" fo:margin-bottom="0cm" loext:contextual-spacing="true"/>
      <style:text-properties officeooo:paragraph-rsid="00015d37"/>
    </style:style>
    <style:style style:name="P19" style:family="paragraph" style:parent-style-name="Text_20_body">
      <style:paragraph-properties fo:margin-top="2.117cm" fo:margin-bottom="0cm" loext:contextual-spacing="true"/>
      <style:text-properties officeooo:paragraph-rsid="00015d37"/>
    </style:style>
    <style:style style:name="P20" style:family="paragraph" style:parent-style-name="Heading_20_1">
      <style:text-properties style:font-name="Times New Roman" fo:font-size="12pt" fo:language="ru" fo:country="RU" fo:font-weight="bold" officeooo:rsid="00034964" officeooo:paragraph-rsid="0002339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officeooo:rsid="000db5b7" officeooo:paragraph-rsid="000db5b7"/>
    </style:style>
    <style:style style:name="P22" style:family="paragraph" style:parent-style-name="Text_20_body">
      <style:text-properties officeooo:rsid="00028050" officeooo:paragraph-rsid="0066970e"/>
    </style:style>
    <style:style style:name="P23" style:family="paragraph" style:parent-style-name="Text_20_body">
      <style:paragraph-properties fo:line-height="115%"/>
      <style:text-properties fo:language="ru" fo:country="RU" fo:font-style="normal" officeooo:rsid="0022ef8f" officeooo:paragraph-rsid="0022ef8f" style:font-style-asian="normal" style:font-style-complex="normal"/>
    </style:style>
    <style:style style:name="P24" style:family="paragraph" style:parent-style-name="Text_20_body">
      <style:text-properties fo:language="ru" fo:country="RU" fo:font-style="normal" officeooo:rsid="0041306b" officeooo:paragraph-rsid="0041306b" style:font-style-asian="normal" style:font-style-complex="normal"/>
    </style:style>
    <style:style style:name="P25" style:family="paragraph" style:parent-style-name="Text_20_body">
      <style:text-properties officeooo:paragraph-rsid="00249bec"/>
    </style:style>
    <style:style style:name="P26" style:family="paragraph" style:parent-style-name="Text_20_body">
      <style:text-properties officeooo:paragraph-rsid="0027d6d8"/>
    </style:style>
    <style:style style:name="P27" style:family="paragraph" style:parent-style-name="Text_20_body">
      <style:text-properties officeooo:paragraph-rsid="002a87bc"/>
    </style:style>
    <style:style style:name="P28" style:family="paragraph" style:parent-style-name="Text_20_body">
      <style:text-properties officeooo:paragraph-rsid="00320e09"/>
    </style:style>
    <style:style style:name="P29" style:family="paragraph" style:parent-style-name="Text_20_body">
      <style:text-properties officeooo:paragraph-rsid="00392e50"/>
    </style:style>
    <style:style style:name="P30" style:family="paragraph" style:parent-style-name="Text_20_body">
      <style:text-properties officeooo:paragraph-rsid="0044ec47"/>
    </style:style>
    <style:style style:name="P31" style:family="paragraph" style:parent-style-name="Text_20_body">
      <style:text-properties officeooo:paragraph-rsid="00533f75"/>
    </style:style>
    <style:style style:name="P32" style:family="paragraph" style:parent-style-name="Text_20_body">
      <style:text-properties officeooo:paragraph-rsid="005c3bd1"/>
    </style:style>
    <style:style style:name="P33" style:family="paragraph" style:parent-style-name="Text_20_body">
      <style:text-properties officeooo:paragraph-rsid="005ddfe2"/>
    </style:style>
    <style:style style:name="P34" style:family="paragraph" style:parent-style-name="Text_20_body">
      <style:paragraph-properties fo:break-before="page"/>
      <style:text-properties officeooo:paragraph-rsid="00320e09"/>
    </style:style>
    <style:style style:name="P35" style:family="paragraph" style:parent-style-name="Код">
      <style:text-properties style:font-name="Courier New" fo:font-size="10pt" style:font-size-asian="10pt" style:font-size-complex="10pt"/>
    </style:style>
    <style:style style:name="P36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15d37"/>
    </style:style>
    <style:style style:name="P37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15d37"/>
    </style:style>
    <style:style style:name="P38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2339d"/>
    </style:style>
    <style:style style:name="P39" style:family="paragraph" style:parent-style-name="Text_20_body" style:list-style-name="L1">
      <style:text-properties officeooo:paragraph-rsid="001c8328"/>
    </style:style>
    <style:style style:name="P40" style:family="paragraph" style:parent-style-name="Text_20_body" style:list-style-name="L1">
      <style:text-properties officeooo:paragraph-rsid="00219af6"/>
    </style:style>
    <style:style style:name="P41" style:family="paragraph" style:parent-style-name="Text_20_body" style:list-style-name="L1">
      <style:text-properties officeooo:paragraph-rsid="0021bd43"/>
    </style:style>
    <style:style style:name="P42" style:family="paragraph" style:parent-style-name="Text_20_body" style:list-style-name="L1">
      <style:text-properties officeooo:paragraph-rsid="0022ef8f"/>
    </style:style>
    <style:style style:name="P43" style:family="paragraph" style:parent-style-name="Text_20_body" style:list-style-name="L1">
      <style:text-properties officeooo:paragraph-rsid="004bb476"/>
    </style:style>
    <style:style style:name="P44" style:family="paragraph" style:parent-style-name="Text_20_body" style:list-style-name="L1">
      <style:text-properties officeooo:paragraph-rsid="00653f04"/>
    </style:style>
    <style:style style:name="P45" style:family="paragraph" style:parent-style-name="Text_20_body" style:list-style-name="L1">
      <style:text-properties fo:language="ru" fo:country="RU" fo:font-style="normal" officeooo:rsid="00219af6" officeooo:paragraph-rsid="00219af6" style:font-style-asian="normal" style:font-style-complex="normal"/>
    </style:style>
    <style:style style:name="P46" style:family="paragraph" style:parent-style-name="Text_20_body" style:list-style-name="L1">
      <style:text-properties fo:language="ru" fo:country="RU" fo:font-style="normal" officeooo:rsid="0022ef8f" officeooo:paragraph-rsid="0022ef8f" style:font-style-asian="normal" style:font-style-complex="normal"/>
    </style:style>
    <style:style style:name="P47" style:family="paragraph" style:parent-style-name="Text_20_body" style:list-style-name="L1">
      <style:text-properties fo:language="ru" fo:country="RU" fo:font-style="normal" officeooo:rsid="00237a61" officeooo:paragraph-rsid="00237a61" style:font-style-asian="normal" style:font-style-complex="normal"/>
    </style:style>
    <style:style style:name="P48" style:family="paragraph" style:parent-style-name="Text_20_body">
      <style:text-properties fo:language="ru" fo:country="RU" fo:font-style="normal" officeooo:rsid="00249bec" officeooo:paragraph-rsid="00249bec" style:font-style-asian="normal" style:font-style-complex="normal"/>
    </style:style>
    <style:style style:name="P49" style:family="paragraph" style:parent-style-name="Text_20_body" style:list-style-name="L1">
      <style:text-properties fo:language="ru" fo:country="RU" fo:font-style="normal" officeooo:rsid="0024a030" officeooo:paragraph-rsid="0024a030" style:font-style-asian="normal" style:font-style-complex="normal"/>
    </style:style>
    <style:style style:name="P50" style:family="paragraph" style:parent-style-name="Text_20_body">
      <style:text-properties fo:language="ru" fo:country="RU" fo:font-style="normal" officeooo:rsid="00296c0e" officeooo:paragraph-rsid="00296c0e" style:font-style-asian="normal" style:font-style-complex="normal"/>
    </style:style>
    <style:style style:name="P51" style:family="paragraph" style:parent-style-name="Text_20_body">
      <style:text-properties fo:language="ru" fo:country="RU" fo:font-style="normal" officeooo:rsid="002a87bc" officeooo:paragraph-rsid="002a87bc" style:font-style-asian="normal" style:font-style-complex="normal"/>
    </style:style>
    <style:style style:name="P52" style:family="paragraph" style:parent-style-name="Text_20_body" style:list-style-name="L1">
      <style:text-properties fo:language="ru" fo:country="RU" fo:font-style="normal" officeooo:rsid="002c46b9" officeooo:paragraph-rsid="002c46b9" style:font-style-asian="normal" style:font-style-complex="normal"/>
    </style:style>
    <style:style style:name="P53" style:family="paragraph" style:parent-style-name="Text_20_body">
      <style:text-properties fo:language="ru" fo:country="RU" fo:font-style="normal" officeooo:rsid="00320e09" officeooo:paragraph-rsid="00320e09" style:font-style-asian="normal" style:font-style-complex="normal"/>
    </style:style>
    <style:style style:name="P54" style:family="paragraph" style:parent-style-name="Text_20_body" style:list-style-name="L1">
      <style:text-properties fo:language="ru" fo:country="RU" fo:font-style="normal" officeooo:rsid="003b2f50" officeooo:paragraph-rsid="003b2f50" style:font-style-asian="normal" style:font-style-complex="normal"/>
    </style:style>
    <style:style style:name="P55" style:family="paragraph" style:parent-style-name="Text_20_body" style:list-style-name="L1">
      <style:text-properties fo:language="ru" fo:country="RU" fo:font-style="normal" officeooo:rsid="0041306b" officeooo:paragraph-rsid="0041306b" style:font-style-asian="normal" style:font-style-complex="normal"/>
    </style:style>
    <style:style style:name="P56" style:family="paragraph" style:parent-style-name="Text_20_body" style:list-style-name="L1">
      <style:text-properties fo:language="ru" fo:country="RU" fo:font-style="normal" officeooo:rsid="00425c61" officeooo:paragraph-rsid="00425c61" style:font-style-asian="normal" style:font-style-complex="normal"/>
    </style:style>
    <style:style style:name="P57" style:family="paragraph" style:parent-style-name="Text_20_body" style:list-style-name="L1">
      <style:text-properties fo:language="ru" fo:country="RU" fo:font-style="normal" officeooo:rsid="00656118" officeooo:paragraph-rsid="00656118" style:font-style-asian="normal" style:font-style-complex="normal"/>
    </style:style>
    <style:style style:name="P58" style:family="paragraph" style:parent-style-name="Text_20_body" style:list-style-name="L1">
      <style:text-properties fo:language="en" fo:country="US" fo:font-style="italic" officeooo:rsid="00219af6" officeooo:paragraph-rsid="00219af6" style:font-style-asian="italic" style:font-style-complex="italic"/>
    </style:style>
    <style:style style:name="P59" style:family="paragraph" style:parent-style-name="Text_20_body" style:list-style-name="L1">
      <style:paragraph-properties fo:break-before="page"/>
      <style:text-properties officeooo:paragraph-rsid="00237a61"/>
    </style:style>
    <style:style style:name="P60" style:family="paragraph" style:parent-style-name="Код" style:list-style-name="L1"/>
    <style:style style:name="P61" style:family="paragraph" style:parent-style-name="Код" style:list-style-name="L1">
      <style:text-properties officeooo:paragraph-rsid="00219af6"/>
    </style:style>
    <style:style style:name="P62" style:family="paragraph" style:parent-style-name="Код" style:list-style-name="L1">
      <style:text-properties style:font-name="Courier New" fo:font-size="10pt" style:font-size-asian="10pt" style:font-size-complex="10pt"/>
    </style:style>
    <style:style style:name="P63" style:family="paragraph" style:parent-style-name="Код" style:list-style-name="L4">
      <style:text-properties style:font-name="Courier New" fo:font-size="10pt" style:font-size-asian="10pt" style:font-size-complex="10pt"/>
    </style:style>
    <style:style style:name="P64" style:family="paragraph" style:parent-style-name="Код" style:list-style-name="L5">
      <style:text-properties style:font-name="Courier New" fo:font-size="10pt" style:font-size-asian="10pt" style:font-size-complex="10pt"/>
    </style:style>
    <style:style style:name="P65" style:family="paragraph" style:parent-style-name="Код" style:list-style-name="L5">
      <style:text-properties style:font-name="Courier New" fo:font-size="10pt" officeooo:paragraph-rsid="0059f576" style:font-size-asian="10pt" style:font-size-complex="10pt"/>
    </style:style>
    <style:style style:name="P66" style:family="paragraph" style:parent-style-name="Код" style:list-style-name="L5">
      <style:text-properties style:font-name="Courier New" fo:font-size="10pt" fo:language="en" fo:country="US" officeooo:rsid="006e9134" officeooo:paragraph-rsid="006e9134" style:font-size-asian="10pt" style:font-size-complex="10pt"/>
    </style:style>
    <style:style style:name="P67" style:family="paragraph" style:parent-style-name="Код" style:list-style-name="L1">
      <style:text-properties fo:language="en" fo:country="US" officeooo:rsid="004cde7b" officeooo:paragraph-rsid="004cde7b"/>
    </style:style>
    <style:style style:name="P68" style:family="paragraph" style:parent-style-name="Код" style:list-style-name="L2" style:master-page-name="">
      <loext:graphic-properties draw:fill="none"/>
      <style:paragraph-properties fo:margin-left="1.799cm" fo:margin-right="0cm" fo:margin-top="0cm" fo:margin-bottom="0cm" loext:contextual-spacing="false" fo:text-indent="-0.499cm" style:auto-text-indent="false" style:page-number="auto" fo:background-color="transparent"/>
      <style:text-properties style:font-name="Courier New" fo:font-size="10pt" officeooo:paragraph-rsid="00219af6" style:font-size-asian="10pt" style:font-size-complex="10pt"/>
    </style:style>
    <style:style style:name="P69" style:family="paragraph" style:parent-style-name="Код" style:list-style-name="L2">
      <style:paragraph-properties fo:margin-top="0cm" fo:margin-bottom="0cm" loext:contextual-spacing="false"/>
      <style:text-properties style:font-name="Courier New" fo:font-size="10pt" style:font-size-asian="10pt" style:font-size-complex="10pt"/>
    </style:style>
    <style:style style:name="P70" style:family="paragraph" style:parent-style-name="Код" style:list-style-name="L2">
      <style:paragraph-properties fo:margin-top="0cm" fo:margin-bottom="0cm" loext:contextual-spacing="false"/>
      <style:text-properties style:font-name="Courier New" fo:font-size="10pt" officeooo:paragraph-rsid="00219af6" style:font-size-asian="10pt" style:font-size-complex="10pt"/>
    </style:style>
    <style:style style:name="P71" style:family="paragraph" style:parent-style-name="Код" style:list-style-name="L3">
      <style:paragraph-properties fo:margin-top="0cm" fo:margin-bottom="0cm" loext:contextual-spacing="false"/>
      <style:text-properties style:font-name="Courier New" fo:font-size="10pt" style:font-size-asian="10pt" style:font-size-complex="10pt"/>
    </style:style>
    <style:style style:name="P72" style:family="paragraph" style:parent-style-name="Код" style:list-style-name="L3">
      <style:paragraph-properties fo:margin-top="0cm" fo:margin-bottom="0cm" loext:contextual-spacing="false"/>
      <style:text-properties fo:color="#000000" style:font-name="Courier New" fo:font-size="10pt" style:font-size-asian="10pt" style:font-size-complex="10pt"/>
    </style:style>
    <style:style style:name="T1" style:family="text">
      <style:text-properties style:use-window-font-color="true" style:font-name="Times New Roman" fo:font-size="12pt" fo:language="ru" fo:country="RU" fo:font-weight="bold" officeooo:rsid="00015d37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2" style:family="text">
      <style:text-properties style:use-window-font-color="true" style:font-name="Times New Roman" fo:font-size="12pt" fo:language="ru" fo:country="RU" fo:font-weight="bold" officeooo:rsid="00034964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3" style:family="text">
      <style:text-properties fo:font-size="12pt" officeooo:rsid="00015d37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ru" fo:country="RU" officeooo:rsid="00034964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officeooo:rsid="000ebd98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officeooo:rsid="001c8328" style:font-style-asian="italic" style:font-style-complex="italic"/>
    </style:style>
    <style:style style:name="T12" style:family="text">
      <style:text-properties fo:language="en" fo:country="US" fo:font-style="italic" officeooo:rsid="001de5e2" style:font-style-asian="italic" style:font-style-complex="italic"/>
    </style:style>
    <style:style style:name="T13" style:family="text">
      <style:text-properties fo:language="en" fo:country="US" fo:font-style="italic" officeooo:rsid="00219af6" style:font-style-asian="italic" style:font-style-complex="italic"/>
    </style:style>
    <style:style style:name="T14" style:family="text">
      <style:text-properties fo:language="en" fo:country="US" fo:font-style="italic" officeooo:rsid="00237a61" style:font-style-asian="italic" style:font-style-complex="italic"/>
    </style:style>
    <style:style style:name="T15" style:family="text">
      <style:text-properties fo:language="en" fo:country="US" fo:font-style="italic" officeooo:rsid="00320e09" style:font-style-asian="italic" style:font-style-complex="italic"/>
    </style:style>
    <style:style style:name="T16" style:family="text">
      <style:text-properties fo:language="en" fo:country="US" fo:font-style="italic" officeooo:rsid="00616198" style:font-style-asian="italic" style:font-style-complex="italic"/>
    </style:style>
    <style:style style:name="T17" style:family="text">
      <style:text-properties fo:language="en" fo:country="US" fo:font-style="italic" officeooo:rsid="00621765" style:font-style-asian="italic" style:font-style-complex="italic"/>
    </style:style>
    <style:style style:name="T18" style:family="text">
      <style:text-properties fo:language="en" fo:country="US" fo:font-style="italic" officeooo:rsid="00653f04" style:font-style-asian="italic" style:font-style-complex="italic"/>
    </style:style>
    <style:style style:name="T19" style:family="text">
      <style:text-properties fo:language="en" fo:country="US" fo:font-style="italic" fo:font-weight="normal" officeooo:rsid="001de5e2" style:font-style-asian="italic" style:font-weight-asian="normal" style:font-style-complex="italic" style:font-weight-complex="normal"/>
    </style:style>
    <style:style style:name="T20" style:family="text">
      <style:text-properties fo:language="en" fo:country="US" fo:font-style="normal" officeooo:rsid="001c8328" style:font-style-asian="normal" style:font-style-complex="normal"/>
    </style:style>
    <style:style style:name="T21" style:family="text">
      <style:text-properties fo:language="en" fo:country="US" fo:font-style="normal" officeooo:rsid="00219af6" style:font-style-asian="normal" style:font-style-complex="normal"/>
    </style:style>
    <style:style style:name="T22" style:family="text">
      <style:text-properties fo:language="en" fo:country="US" fo:font-style="normal" officeooo:rsid="0021bd43" style:font-style-asian="normal" style:font-style-complex="normal"/>
    </style:style>
    <style:style style:name="T23" style:family="text">
      <style:text-properties fo:language="en" fo:country="US" fo:font-style="normal" officeooo:rsid="0022ef8f" style:font-style-asian="normal" style:font-style-complex="normal"/>
    </style:style>
    <style:style style:name="T24" style:family="text">
      <style:text-properties fo:language="en" fo:country="US" fo:font-style="normal" officeooo:rsid="00237a61" style:font-style-asian="normal" style:font-style-complex="normal"/>
    </style:style>
    <style:style style:name="T25" style:family="text">
      <style:text-properties fo:language="en" fo:country="US" fo:font-style="normal" officeooo:rsid="00249bec" style:font-style-asian="normal" style:font-style-complex="normal"/>
    </style:style>
    <style:style style:name="T26" style:family="text">
      <style:text-properties fo:language="en" fo:country="US" fo:font-style="normal" officeooo:rsid="00296c0e" style:font-style-asian="normal" style:font-style-complex="normal"/>
    </style:style>
    <style:style style:name="T27" style:family="text">
      <style:text-properties fo:language="en" fo:country="US" fo:font-style="normal" officeooo:rsid="002a87bc" style:font-style-asian="normal" style:font-style-complex="normal"/>
    </style:style>
    <style:style style:name="T28" style:family="text">
      <style:text-properties fo:language="en" fo:country="US" fo:font-style="normal" officeooo:rsid="00320e09" style:font-style-asian="normal" style:font-style-complex="normal"/>
    </style:style>
    <style:style style:name="T29" style:family="text">
      <style:text-properties fo:language="en" fo:country="US" fo:font-style="normal" officeooo:rsid="004033b3" style:font-style-asian="normal" style:font-style-complex="normal"/>
    </style:style>
    <style:style style:name="T30" style:family="text">
      <style:text-properties fo:language="en" fo:country="US" fo:font-style="normal" officeooo:rsid="00533f75" style:font-style-asian="normal" style:font-style-complex="normal"/>
    </style:style>
    <style:style style:name="T31" style:family="text">
      <style:text-properties fo:language="en" fo:country="US" fo:font-style="normal" officeooo:rsid="005f81df" style:font-style-asian="normal" style:font-style-complex="normal"/>
    </style:style>
    <style:style style:name="T32" style:family="text">
      <style:text-properties fo:language="en" fo:country="US" fo:font-style="normal" officeooo:rsid="005ddfe2" style:font-style-asian="normal" style:font-style-complex="normal"/>
    </style:style>
    <style:style style:name="T33" style:family="text">
      <style:text-properties fo:language="en" fo:country="US" fo:font-style="normal" officeooo:rsid="00616198" style:font-style-asian="normal" style:font-style-complex="normal"/>
    </style:style>
    <style:style style:name="T34" style:family="text">
      <style:text-properties fo:language="en" fo:country="US" fo:font-style="normal" officeooo:rsid="0061d9da" style:font-style-asian="normal" style:font-style-complex="normal"/>
    </style:style>
    <style:style style:name="T35" style:family="text">
      <style:text-properties fo:language="en" fo:country="US" fo:font-style="normal" officeooo:rsid="00621765" style:font-style-asian="normal" style:font-style-complex="normal"/>
    </style:style>
    <style:style style:name="T36" style:family="text">
      <style:text-properties fo:language="en" fo:country="US" fo:font-style="normal" officeooo:rsid="00653f04" style:font-style-asian="normal" style:font-style-complex="normal"/>
    </style:style>
    <style:style style:name="T37" style:family="text">
      <style:text-properties fo:language="en" fo:country="US" officeooo:rsid="00425c61"/>
    </style:style>
    <style:style style:name="T38" style:family="text">
      <style:text-properties fo:language="en" fo:country="US" officeooo:rsid="00533f75"/>
    </style:style>
    <style:style style:name="T39" style:family="text">
      <style:text-properties officeooo:rsid="00015d37"/>
    </style:style>
    <style:style style:name="T40" style:family="text">
      <style:text-properties style:font-name="Times New Roman" fo:font-size="14pt" fo:font-weight="normal" officeooo:rsid="00015d37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language="ru" fo:country="RU" fo:font-weight="normal" officeooo:rsid="0018b90d" style:font-size-asian="14pt" style:font-weight-asian="normal" style:font-size-complex="14pt" style:font-weight-complex="normal"/>
    </style:style>
    <style:style style:name="T42" style:family="text">
      <style:text-properties fo:language="ru" fo:country="RU" fo:font-style="normal" style:font-style-asian="normal" style:font-style-complex="normal"/>
    </style:style>
    <style:style style:name="T43" style:family="text">
      <style:text-properties fo:language="ru" fo:country="RU" fo:font-style="normal" officeooo:rsid="00107107" style:font-style-asian="normal" style:font-style-complex="normal"/>
    </style:style>
    <style:style style:name="T44" style:family="text">
      <style:text-properties fo:language="ru" fo:country="RU" fo:font-style="normal" officeooo:rsid="001c8328" style:font-style-asian="normal" style:font-style-complex="normal"/>
    </style:style>
    <style:style style:name="T45" style:family="text">
      <style:text-properties fo:language="ru" fo:country="RU" fo:font-style="normal" officeooo:rsid="001de5e2" style:font-style-asian="normal" style:font-style-complex="normal"/>
    </style:style>
    <style:style style:name="T46" style:family="text">
      <style:text-properties fo:language="ru" fo:country="RU" fo:font-style="normal" officeooo:rsid="00219af6" style:font-style-asian="normal" style:font-style-complex="normal"/>
    </style:style>
    <style:style style:name="T47" style:family="text">
      <style:text-properties fo:language="ru" fo:country="RU" fo:font-style="normal" officeooo:rsid="0021bd43" style:font-style-asian="normal" style:font-style-complex="normal"/>
    </style:style>
    <style:style style:name="T48" style:family="text">
      <style:text-properties fo:language="ru" fo:country="RU" fo:font-style="normal" officeooo:rsid="0022ef8f" style:font-style-asian="normal" style:font-style-complex="normal"/>
    </style:style>
    <style:style style:name="T49" style:family="text">
      <style:text-properties fo:language="ru" fo:country="RU" fo:font-style="normal" officeooo:rsid="00237a61" style:font-style-asian="normal" style:font-style-complex="normal"/>
    </style:style>
    <style:style style:name="T50" style:family="text">
      <style:text-properties fo:language="ru" fo:country="RU" fo:font-style="normal" officeooo:rsid="00249bec" style:font-style-asian="normal" style:font-style-complex="normal"/>
    </style:style>
    <style:style style:name="T51" style:family="text">
      <style:text-properties fo:language="ru" fo:country="RU" fo:font-style="normal" officeooo:rsid="0024a030" style:font-style-asian="normal" style:font-style-complex="normal"/>
    </style:style>
    <style:style style:name="T52" style:family="text">
      <style:text-properties fo:language="ru" fo:country="RU" fo:font-style="normal" officeooo:rsid="0027d6d8" style:font-style-asian="normal" style:font-style-complex="normal"/>
    </style:style>
    <style:style style:name="T53" style:family="text">
      <style:text-properties fo:language="ru" fo:country="RU" fo:font-style="normal" officeooo:rsid="00296c0e" style:font-style-asian="normal" style:font-style-complex="normal"/>
    </style:style>
    <style:style style:name="T54" style:family="text">
      <style:text-properties fo:language="ru" fo:country="RU" fo:font-style="normal" officeooo:rsid="002a87bc" style:font-style-asian="normal" style:font-style-complex="normal"/>
    </style:style>
    <style:style style:name="T55" style:family="text">
      <style:text-properties fo:language="ru" fo:country="RU" fo:font-style="normal" officeooo:rsid="00320e09" style:font-style-asian="normal" style:font-style-complex="normal"/>
    </style:style>
    <style:style style:name="T56" style:family="text">
      <style:text-properties fo:language="ru" fo:country="RU" fo:font-style="normal" officeooo:rsid="0037a485" style:font-style-asian="normal" style:font-style-complex="normal"/>
    </style:style>
    <style:style style:name="T57" style:family="text">
      <style:text-properties fo:language="ru" fo:country="RU" fo:font-style="normal" officeooo:rsid="00392e50" style:font-style-asian="normal" style:font-style-complex="normal"/>
    </style:style>
    <style:style style:name="T58" style:family="text">
      <style:text-properties fo:language="ru" fo:country="RU" fo:font-style="normal" officeooo:rsid="0044ec47" style:font-style-asian="normal" style:font-style-complex="normal"/>
    </style:style>
    <style:style style:name="T59" style:family="text">
      <style:text-properties fo:language="ru" fo:country="RU" fo:font-style="normal" officeooo:rsid="004721da" style:font-style-asian="normal" style:font-style-complex="normal"/>
    </style:style>
    <style:style style:name="T60" style:family="text">
      <style:text-properties fo:language="ru" fo:country="RU" fo:font-style="normal" officeooo:rsid="0047e830" style:font-style-asian="normal" style:font-style-complex="normal"/>
    </style:style>
    <style:style style:name="T61" style:family="text">
      <style:text-properties fo:language="ru" fo:country="RU" fo:font-style="normal" officeooo:rsid="004bb476" style:font-style-asian="normal" style:font-style-complex="normal"/>
    </style:style>
    <style:style style:name="T62" style:family="text">
      <style:text-properties fo:language="ru" fo:country="RU" fo:font-style="normal" officeooo:rsid="005c3bd1" style:font-style-asian="normal" style:font-style-complex="normal"/>
    </style:style>
    <style:style style:name="T63" style:family="text">
      <style:text-properties fo:language="ru" fo:country="RU" fo:font-style="normal" officeooo:rsid="005d4b7a" style:font-style-asian="normal" style:font-style-complex="normal"/>
    </style:style>
    <style:style style:name="T64" style:family="text">
      <style:text-properties fo:language="ru" fo:country="RU" fo:font-style="normal" officeooo:rsid="005f81df" style:font-style-asian="normal" style:font-style-complex="normal"/>
    </style:style>
    <style:style style:name="T65" style:family="text">
      <style:text-properties fo:language="ru" fo:country="RU" fo:font-style="normal" officeooo:rsid="00616198" style:font-style-asian="normal" style:font-style-complex="normal"/>
    </style:style>
    <style:style style:name="T66" style:family="text">
      <style:text-properties fo:language="ru" fo:country="RU" fo:font-style="normal" officeooo:rsid="005ddfe2" style:font-style-asian="normal" style:font-style-complex="normal"/>
    </style:style>
    <style:style style:name="T67" style:family="text">
      <style:text-properties fo:language="ru" fo:country="RU" fo:font-style="normal" officeooo:rsid="0061d9da" style:font-style-asian="normal" style:font-style-complex="normal"/>
    </style:style>
    <style:style style:name="T68" style:family="text">
      <style:text-properties fo:language="ru" fo:country="RU" fo:font-style="normal" officeooo:rsid="00621765" style:font-style-asian="normal" style:font-style-complex="normal"/>
    </style:style>
    <style:style style:name="T69" style:family="text">
      <style:text-properties fo:language="ru" fo:country="RU" fo:font-style="normal" officeooo:rsid="00656118" style:font-style-asian="normal" style:font-style-complex="normal"/>
    </style:style>
    <style:style style:name="T70" style:family="text">
      <style:text-properties fo:language="ru" fo:country="RU" fo:font-style="normal" officeooo:rsid="00653f04" style:font-style-asian="normal" style:font-style-complex="normal"/>
    </style:style>
    <style:style style:name="T71" style:family="text">
      <style:text-properties fo:language="ru" fo:country="RU" officeooo:rsid="00533f75"/>
    </style:style>
    <style:style style:name="T72" style:family="text">
      <style:text-properties officeooo:rsid="000e30c9"/>
    </style:style>
    <style:style style:name="T73" style:family="text">
      <style:text-properties officeooo:rsid="0018b90d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color="#0000ff"/>
    </style:style>
    <style:style style:name="T76" style:family="text">
      <style:text-properties fo:color="#0000ff" fo:language="ru" fo:country="RU" fo:font-style="normal" style:font-style-asian="normal" style:font-style-complex="normal"/>
    </style:style>
    <style:style style:name="T77" style:family="text">
      <style:text-properties fo:color="#0000ff" fo:language="ru" fo:country="RU" fo:font-style="normal" officeooo:rsid="00237a61" style:font-style-asian="normal" style:font-style-complex="normal"/>
    </style:style>
    <style:style style:name="T78" style:family="text">
      <style:text-properties fo:color="#0000ff" fo:language="ru" fo:country="RU" fo:font-style="normal" officeooo:rsid="00320e09" style:font-style-asian="normal" style:font-style-complex="normal"/>
    </style:style>
    <style:style style:name="T79" style:family="text">
      <style:text-properties fo:color="#0000ff" fo:language="en" fo:country="US"/>
    </style:style>
    <style:style style:name="T80" style:family="text">
      <style:text-properties fo:color="#0000ff" fo:language="en" fo:country="US" officeooo:rsid="006e9134"/>
    </style:style>
    <style:style style:name="T81" style:family="text">
      <style:text-properties fo:color="#000000"/>
    </style:style>
    <style:style style:name="T82" style:family="text">
      <style:text-properties fo:color="#000000" fo:language="en" fo:country="US" officeooo:rsid="00434582"/>
    </style:style>
    <style:style style:name="T83" style:family="text">
      <style:text-properties fo:color="#000000" fo:language="en" fo:country="US" officeooo:rsid="005c3bd1"/>
    </style:style>
    <style:style style:name="T84" style:family="text">
      <style:text-properties fo:color="#000000" fo:language="en" fo:country="US" officeooo:rsid="006e9134"/>
    </style:style>
    <style:style style:name="T85" style:family="text">
      <style:text-properties fo:color="#6f008a"/>
    </style:style>
    <style:style style:name="T86" style:family="text">
      <style:text-properties fo:color="#2b91af"/>
    </style:style>
    <style:style style:name="T87" style:family="text">
      <style:text-properties fo:color="#2b91af" fo:language="en" fo:country="US"/>
    </style:style>
    <style:style style:name="T88" style:family="text">
      <style:text-properties fo:color="#2b91af" fo:language="ru" fo:country="RU" officeooo:rsid="00533f75"/>
    </style:style>
    <style:style style:name="T89" style:family="text">
      <style:text-properties fo:color="#808080"/>
    </style:style>
    <style:style style:name="T90" style:family="text">
      <style:text-properties fo:color="#a31515"/>
    </style:style>
    <style:style style:name="T91" style:family="text">
      <style:text-properties style:text-position="0% 100%" fo:language="en" fo:country="US" fo:font-style="normal" officeooo:rsid="00320e09" style:font-style-asian="normal" style:font-style-complex="normal"/>
    </style:style>
    <style:style style:name="T92" style:family="text">
      <style:text-properties style:text-position="0% 100%" fo:language="ru" fo:country="RU" fo:font-style="normal" officeooo:rsid="00320e09" style:font-style-asian="normal" style:font-style-complex="normal"/>
    </style:style>
    <style:style style:name="T93" style:family="text">
      <style:text-properties fo:color="#2f4f4f"/>
    </style:style>
    <style:style style:name="T94" style:family="text">
      <style:text-properties officeooo:rsid="000db5b7"/>
    </style:style>
    <style:style style:name="T95" style:family="text">
      <style:text-properties officeooo:rsid="0066970e"/>
    </style:style>
    <style:style style:name="T96" style:family="text">
      <style:text-properties officeooo:rsid="006881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ГУАП</text:p>
      <text:p text:style-name="P8">КАФЕДРА № 34</text:p>
      <text:p text:style-name="P9">ОТЧЕТ <text:line-break/>ЗАЩИЩЕН С ОЦЕНКОЙ</text:p>
      <text:p text:style-name="P10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доц., канд. <text:span text:style-name="T3">техн</text:span>. наук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4"><text:span text:style-name="T39">К.</text:span>А. Жиданов</text:p>
          </table:table-cell>
        </table:table-row>
        <table:table-row table:style-name="Таблица1.1">
          <table:table-cell table:style-name="Таблица1.B1" office:value-type="string">
            <text:p text:style-name="P7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>инициалы, фамилия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h text:style-name="P2" text:outline-level="1"><text:bookmark-start text:name="__RefHeading___Toc722_695195819"/><text:span text:style-name="T7">ОТЧЕТ О </text:span><text:span text:style-name="T40">ЛАБОРАТОРНОЙ РАБОТЕ №</text:span><text:span text:style-name="T41">2</text:span><text:bookmark-end text:name="__RefHeading___Toc722_695195819"/>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1"><text:span text:style-name="T72">Р</text:span>ЕАЛИЗАЦИЯ ХЭШ-ТАБЛИЦЫ</text:h>
          </table:table-cell>
        </table:table-row>
        <table:table-row table:style-name="Таблица2.1">
          <table:table-cell table:style-name="Таблица2.A1" office:value-type="string">
            <text:p text:style-name="P19"><text:bookmark-start text:name="__RefHeading___Toc1093_3017853359"/><text:span text:style-name="T4">по курсу: </text:span><text:span text:style-name="T8">ЯЗЫКИ ПРОГРАММИРОВАНИЯ</text:span><text:bookmark-end text:name="__RefHeading___Toc1093_3017853359"/></text:p>
          </table:table-cell>
        </table:table-row>
        <table:table-row table:style-name="Таблица2.1">
          <table:table-cell table:style-name="Таблица2.A1" office:value-type="string">
            <text:h text:style-name="P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1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6">СТУДЕНТ ГР. №</text:p>
          </table:table-cell>
          <table:table-cell table:style-name="Таблица3.B1" office:value-type="string">
            <text:p text:style-name="P12">3145</text:p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1"/>
          </table:table-cell>
          <table:table-cell table:style-name="Таблица3.C1" office:value-type="string">
            <text:p text:style-name="P11"/>
          </table:table-cell>
          <table:table-cell table:style-name="Таблица3.D1" office:value-type="string">
            <text:p text:style-name="P13">А.С. Максаков</text:p>
          </table:table-cell>
        </table:table-row>
        <table:table-row table:style-name="Таблица3.1">
          <table:table-cell table:style-name="Таблица3.C1" office:value-type="string">
            <text:p text:style-name="P7"/>
          </table:table-cell>
          <table:table-cell table:style-name="Таблица3.B2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2" office:value-type="string">
            <text:p text:style-name="P7">подпись, дата</text:p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7">инициалы, фамилия</text:p>
          </table:table-cell>
        </table:table-row>
      </table:table>
      <text:p text:style-name="P17">Санкт-Петербург<text:span text:style-name="T9"> </text:span>2022</text:p>
      <text:h text:style-name="P37" text:outline-level="1"><text:bookmark-start text:name="__RefHeading___Toc1097_3017853359"/><text:span text:style-name="T6">1</text:span><text:span text:style-name="T4"> </text:span><text:span text:style-name="T1">ЦЕЛЬ</text:span><text:bookmark-end text:name="__RefHeading___Toc1097_3017853359"/></text:h>
      <text:p text:style-name="P21">Реализовать абстрактный тип данных в виде пользовательского типа данных и набора функций: добавление, поиск, удаление; чтение <text:span text:style-name="T73">и</text:span> выгрузку данных из файла.</text:p>
      <text:h text:style-name="P20" text:outline-level="1"><text:span text:style-name="T39">2 </text:span>ХОД РАБОТЫ</text:h>
      <text:list xml:id="list1379681885" text:style-name="L1">
        <text:list-item>
          <text:p text:style-name="P39"><text:span text:style-name="T43">Т</text:span><text:span text:style-name="T44">ип данных «хэш-таблица» (далее </text:span><text:span text:style-name="T11">hash-map</text:span><text:span text:style-name="T44">) представляет из себя массив определенного размера, индексами которого являются значения хэш-функции от некотор</text:span><text:span text:style-name="T45">ых</text:span><text:span text:style-name="T44"> ключ</text:span><text:span text:style-name="T45">ей</text:span><text:span text:style-name="T44"> </text:span><text:span text:style-name="T20">(</text:span><text:span text:style-name="T11">key</text:span><text:span text:style-name="T12">s</text:span><text:span text:style-name="T20">) </text:span><text:span text:style-name="T44">по модулю размера массива, а значениями которого являются соответствующие эт</text:span><text:span text:style-name="T45">и</text:span><text:span text:style-name="T44">м ключ</text:span><text:span text:style-name="T45">ам</text:span><text:span text:style-name="T44"> параметры (</text:span><text:span text:style-name="T11">values</text:span><text:span text:style-name="T44">). </text:span><text:span text:style-name="T45">При таком использовании примитивных хэш-функций высока вероятность возникновения коллизий, поэтому для их разрешения существуют различные методы, один из которых — метод цепочек — и реализован в данной работе. Суть метода заключается в следующем: при возникновении коллизии </text:span><text:span text:style-name="T46">индексов </text:span><text:span text:style-name="T45">новый элемент (</text:span><text:span text:style-name="T51">далее под словом «элемент» будет подразумеваться </text:span><text:span text:style-name="T45">пара </text:span><text:span text:style-name="T19">key:value</text:span><text:span text:style-name="T45">) </text:span><text:span text:style-name="T46">присоединяется к уже записанному, таким образом формируя односвязный список. Говоря о парах </text:span><text:span text:style-name="T21">key:value, </text:span><text:span text:style-name="T46">можно заключить, что </text:span><text:span text:style-name="T21">hash-map – </text:span><text:span text:style-name="T46">это своего рода словарь, благодаря чему сложность поиска, добавления и удаления в среднем линейна.</text:span></text:p>
        </text:list-item>
        <text:list-item>
          <text:p text:style-name="P45">Структура данного проекта следующая: </text:p>
          <text:list>
            <text:list-item>
              <text:p text:style-name="P40"><text:span text:style-name="T13">hash-map.c</text:span><text:span text:style-name="T21"> </text:span><text:span text:style-name="T46">хранит в себе коды функций для работы с данным типом данных;</text:span></text:p>
            </text:list-item>
            <text:list-item>
              <text:p text:style-name="P58">hash-map.h<text:span text:style-name="T74"> – </text:span><text:span text:style-name="T42">заголовочный файл;</text:span></text:p>
            </text:list-item>
            <text:list-item>
              <text:p text:style-name="P41"><text:span text:style-name="T13">main.c</text:span><text:span text:style-name="T21"> – </text:span><text:span text:style-name="T47">обычный файл «</text:span><text:span text:style-name="T22">main</text:span><text:span text:style-name="T47">»</text:span><text:span text:style-name="T22"> </text:span><text:span text:style-name="T47">с подключенной библиотекой «</text:span><text:span text:style-name="T22">hash-map</text:span><text:span text:style-name="T47">».</text:span></text:p>
            </text:list-item>
          </text:list>
        </text:list-item>
        <text:list-item>
          <text:p text:style-name="P42"><text:span text:style-name="T48">Для начала в файле </text:span><text:span text:style-name="T23">hash-map.h </text:span><text:span text:style-name="T48">создадим структуру одного элемента. Она содержит две строки длины </text:span><text:span text:style-name="T23">maxlen</text:span><text:span text:style-name="T48"> и указатель на следующий элемент.</text:span></text:p>
        </text:list-item>
      </text:list>
      <text:p text:style-name="Код"><text:span text:style-name="T76">typedef</text:span><text:span text:style-name="T81"> </text:span><text:span text:style-name="T75">struct</text:span><text:span text:style-name="T81"> {</text:span></text:p>
      <text:p text:style-name="Код"><text:span text:style-name="T81"><text:tab/></text:span><text:span text:style-name="T75">char</text:span><text:span text:style-name="T81"> key[</text:span><text:span text:style-name="T85">maxlen</text:span><text:span text:style-name="T81">];</text:span></text:p>
      <text:p text:style-name="Код"><text:span text:style-name="T81"><text:tab/></text:span><text:span text:style-name="T75">char</text:span><text:span text:style-name="T81"> value[</text:span><text:span text:style-name="T85">maxlen</text:span><text:span text:style-name="T81">];</text:span></text:p>
      <text:p text:style-name="Код"><text:span text:style-name="T81"><text:tab/></text:span><text:span text:style-name="T75">struct</text:span><text:span text:style-name="T81"> </text:span><text:span text:style-name="T86">node</text:span><text:span text:style-name="T81">* next;</text:span></text:p>
      <text:p text:style-name="Код"><text:span text:style-name="T81">} </text:span><text:span text:style-name="T86">node</text:span><text:span text:style-name="T81">;</text:span></text:p>
      <text:list xml:id="list115210242625189" text:continue-numbering="true" text:style-name="L1">
        <text:list-item>
          <text:p text:style-name="P46">В файле <text:span text:style-name="T9">hash-map.c </text:span>перед началом работы подключим все необходимые библиотеки и расширения:</text:p>
        </text:list-item>
      </text:list>
      <text:p text:style-name="P35"><text:span text:style-name="T89">#define</text:span><text:span text:style-name="T81"> </text:span><text:span text:style-name="T85">_CRT_SECURE_NO_WARNINGS</text:span></text:p>
      <text:p text:style-name="P35"><text:span text:style-name="T89">#include</text:span><text:span text:style-name="T81"> </text:span><text:span text:style-name="T90">&lt;stdio.h&gt;</text:span></text:p>
      <text:p text:style-name="P35"><text:span text:style-name="T89">#include</text:span><text:span text:style-name="T81"> </text:span><text:span text:style-name="T90">&lt;stdlib.h&gt;</text:span></text:p>
      <text:p text:style-name="P35"><text:span text:style-name="T89">#include</text:span><text:span text:style-name="T81"> </text:span><text:span text:style-name="T90">&lt;string.h&gt;</text:span></text:p>
      <text:p text:style-name="P35"><text:span text:style-name="T89">#include</text:span><text:span text:style-name="T81"> </text:span><text:span text:style-name="T90">"hash-map.h"</text:span></text:p>
      <text:p text:style-name="P23"/>
      <text:list xml:id="list115208444314856" text:continue-numbering="true" text:style-name="L1">
        <text:list-item>
          <text:p text:style-name="P59"><text:span text:style-name="T49">Для начала реализуем простую функцию хэша, преобразующую строку в число на отрезке </text:span><text:span text:style-name="T24">[0; size], </text:span><text:span text:style-name="T49">где </text:span><text:span text:style-name="T14">size</text:span><text:span text:style-name="T24"> – </text:span><text:span text:style-name="T49">размер массива.</text:span></text:p>
        </text:list-item>
      </text:list>
      <text:p text:style-name="Код"><text:span text:style-name="T77">unsigned</text:span><text:span text:style-name="T81"> hash(</text:span><text:span text:style-name="T75">char</text:span><text:span text:style-name="T81"> *</text:span><text:span text:style-name="T89">s</text:span><text:span text:style-name="T81">) {</text:span></text:p>
      <text:p text:style-name="Код"><text:span text:style-name="T81"><text:tab/></text:span><text:span text:style-name="T75">unsigned</text:span><text:span text:style-name="T81"> hashval = 0;</text:span></text:p>
      <text:p text:style-name="Код"><text:span text:style-name="T81"><text:tab/></text:span><text:span text:style-name="T75">while</text:span><text:span text:style-name="T81"> (*</text:span><text:span text:style-name="T89">s</text:span><text:span text:style-name="T81"> &gt; 0) {</text:span></text:p>
      <text:p text:style-name="Код"><text:span text:style-name="T81"><text:tab/><text:tab/>hashval = *</text:span><text:span text:style-name="T89">s</text:span><text:span text:style-name="T81"> + 17 * hashval;</text:span></text:p>
      <text:p text:style-name="Код"><text:span text:style-name="T81"><text:tab/><text:tab/></text:span><text:span text:style-name="T89">s</text:span><text:span text:style-name="T81">++;</text:span></text:p>
      <text:p text:style-name="Код"><text:tab/>}</text:p>
      <text:p text:style-name="Код"><text:span text:style-name="T81"><text:tab/></text:span><text:span text:style-name="T75">return</text:span><text:span text:style-name="T81"> hashval % </text:span><text:span text:style-name="T85">size</text:span><text:span text:style-name="T81">;</text:span></text:p>
      <text:p text:style-name="Код">}</text:p>
      <text:list xml:id="list115210307638670" text:continue-numbering="true" text:style-name="L1">
        <text:list-item>
          <text:p text:style-name="P47">Далее реализуем функцию инициализации <text:span text:style-name="T9">hash-map.</text:span></text:p>
          <text:list>
            <text:list-item>
              <text:p text:style-name="P62"><text:span text:style-name="T87">node</text:span><text:span text:style-name="T81">* hm_init() {</text:span></text:p>
            </text:list-item>
            <text:list-item>
              <text:p text:style-name="P62"><text:span text:style-name="T81"><text:tab/></text:span><text:span text:style-name="T86">node</text:span><text:span text:style-name="T81">** hm = malloc(</text:span><text:span text:style-name="T85">size</text:span><text:span text:style-name="T81"> * </text:span><text:span text:style-name="T75">sizeof</text:span><text:span text:style-name="T81">(</text:span><text:span text:style-name="T86">node</text:span><text:span text:style-name="T81">));</text:span></text:p>
            </text:list-item>
            <text:list-item>
              <text:p text:style-name="P62"><text:span text:style-name="T81"><text:tab/></text:span><text:span text:style-name="T75">if</text:span><text:span text:style-name="T81"> (hm == </text:span><text:span text:style-name="T85">NULL</text:span><text:span text:style-name="T81">) {</text:span></text:p>
            </text:list-item>
            <text:list-item>
              <text:p text:style-name="P62"><text:span text:style-name="T81"><text:tab/><text:tab/>fprintf(</text:span><text:span text:style-name="T85">stderr</text:span><text:span text:style-name="T81">, </text:span><text:span text:style-name="T90">"Unable to initialize hash-map.\n"</text:span><text:span text:style-name="T81">);</text:span></text:p>
            </text:list-item>
            <text:list-item>
              <text:p text:style-name="P62"><text:span text:style-name="T81"><text:tab/><text:tab/></text:span><text:span text:style-name="T75">return</text:span><text:span text:style-name="T81"> </text:span><text:span text:style-name="T85">NULL</text:span><text:span text:style-name="T81">;</text:span></text:p>
            </text:list-item>
            <text:list-item>
              <text:p text:style-name="P62"><text:tab/>}</text:p>
            </text:list-item>
            <text:list-item>
              <text:p text:style-name="P62"><text:span text:style-name="T81"><text:tab/></text:span><text:span text:style-name="T75">for</text:span><text:span text:style-name="T81"> (</text:span><text:span text:style-name="T75">unsigned</text:span><text:span text:style-name="T81"> index = 0; index &lt; </text:span><text:span text:style-name="T85">size</text:span><text:span text:style-name="T81">; index++)</text:span></text:p>
            </text:list-item>
            <text:list-item>
              <text:p text:style-name="P62"><text:span text:style-name="T81"><text:tab/><text:tab/>hm[index] = </text:span><text:span text:style-name="T85">NULL</text:span><text:span text:style-name="T81">;</text:span></text:p>
            </text:list-item>
            <text:list-item>
              <text:p text:style-name="P62"><text:span text:style-name="T81"><text:tab/></text:span><text:span text:style-name="T75">return</text:span><text:span text:style-name="T81"> hm;</text:span></text:p>
            </text:list-item>
            <text:list-item>
              <text:p text:style-name="P62">}</text:p>
            </text:list-item>
          </text:list>
        </text:list-item>
      </text:list>
      <text:p text:style-name="P25"><text:span text:style-name="T50">В строке 2 выделяется память под массив размера </text:span><text:span text:style-name="T25">size, </text:span><text:span text:style-name="T50">элементами которого являются ссылки на </text:span><text:span text:style-name="T25">node. </text:span><text:span text:style-name="T50">Таким образом каждый первый элемент в массиве будет представлять из себя элемент одинарного списка, к которму будут присоединятся последующие.</text:span></text:p>
      <text:p text:style-name="P48">Строки 3-6 выводят ошибку в стандартный поток ошибок, если выделить память под массив не удалось.</text:p>
      <text:p text:style-name="P25"><text:span text:style-name="T50">Строки 7-10 заполняют массив </text:span><text:span text:style-name="T25">NULL-</text:span><text:span text:style-name="T50">ми (это объясняется далее) и вовзращают ссылку на новую </text:span><text:span text:style-name="T25">hash-map.</text:span></text:p>
      <text:list xml:id="list115209688111254" text:continue-numbering="true" text:style-name="L1">
        <text:list-item>
          <text:p text:style-name="P49">Реализуем функцию добавления эл-та.</text:p>
          <text:list>
            <text:list-item>
              <text:p text:style-name="P62"><text:span text:style-name="T79">int</text:span><text:span text:style-name="T81"> hm_add(</text:span><text:span text:style-name="T75">char</text:span><text:span text:style-name="T81">* </text:span><text:span text:style-name="T89">key</text:span><text:span text:style-name="T81">, </text:span><text:span text:style-name="T75">char</text:span><text:span text:style-name="T81">* </text:span><text:span text:style-name="T89">value</text:span><text:span text:style-name="T81">, </text:span><text:span text:style-name="T86">node</text:span><text:span text:style-name="T81">* </text:span><text:span text:style-name="T89">hm</text:span><text:span text:style-name="T81">[]) {</text:span></text:p>
            </text:list-item>
            <text:list-item>
              <text:p text:style-name="P62"><text:span text:style-name="T81"><text:tab/></text:span><text:span text:style-name="T75">unsigned</text:span><text:span text:style-name="T81"> index = hash(</text:span><text:span text:style-name="T89">key</text:span><text:span text:style-name="T81">);</text:span></text:p>
            </text:list-item>
            <text:list-item>
              <text:p text:style-name="P62"><text:tab/></text:p>
            </text:list-item>
            <text:list-item>
              <text:p text:style-name="P62"><text:span text:style-name="T81"><text:tab/></text:span><text:span text:style-name="T75">if</text:span><text:span text:style-name="T81"> (</text:span><text:span text:style-name="T89">hm</text:span><text:span text:style-name="T81">[index] == </text:span><text:span text:style-name="T85">NULL</text:span><text:span text:style-name="T81">) {</text:span></text:p>
            </text:list-item>
            <text:list-item>
              <text:p text:style-name="P62"><text:span text:style-name="T81"><text:tab/><text:tab/></text:span><text:span text:style-name="T89">hm</text:span><text:span text:style-name="T81">[index] = (</text:span><text:span text:style-name="T86">node</text:span><text:span text:style-name="T81">*)malloc(</text:span><text:span text:style-name="T75">sizeof</text:span><text:span text:style-name="T81">(</text:span><text:span text:style-name="T86">node</text:span><text:span text:style-name="T81">));</text:span></text:p>
            </text:list-item>
            <text:list-item>
              <text:p text:style-name="P62"><text:span text:style-name="T81"><text:tab/><text:tab/></text:span><text:span text:style-name="T75">if</text:span><text:span text:style-name="T81"> (</text:span><text:span text:style-name="T89">hm</text:span><text:span text:style-name="T81">[index] == </text:span><text:span text:style-name="T85">NULL</text:span><text:span text:style-name="T81">) {</text:span></text:p>
            </text:list-item>
            <text:list-item>
              <text:p text:style-name="P62"><text:span text:style-name="T81"><text:tab/><text:tab/><text:tab/>fprintf(</text:span><text:span text:style-name="T85">stderr</text:span><text:span text:style-name="T81">, </text:span><text:span text:style-name="T90">"Unable to allocate memory.\n"</text:span><text:span text:style-name="T81">);</text:span></text:p>
            </text:list-item>
            <text:list-item>
              <text:p text:style-name="P62"><text:span text:style-name="T81"><text:tab/><text:tab/><text:tab/></text:span><text:span text:style-name="T75">return</text:span><text:span text:style-name="T81"> 1;</text:span></text:p>
            </text:list-item>
            <text:list-item>
              <text:p text:style-name="P62"><text:tab/><text:tab/>}</text:p>
            </text:list-item>
            <text:list-item>
              <text:p text:style-name="P62"><text:span text:style-name="T81"><text:tab/><text:tab/>strcpy(</text:span><text:span text:style-name="T89">hm</text:span><text:span text:style-name="T81">[index]-&gt;key, </text:span><text:span text:style-name="T89">key</text:span><text:span text:style-name="T81">);</text:span></text:p>
            </text:list-item>
            <text:list-item>
              <text:p text:style-name="P62"><text:span text:style-name="T81"><text:tab/><text:tab/>strcpy(</text:span><text:span text:style-name="T89">hm</text:span><text:span text:style-name="T81">[index]-&gt;value, </text:span><text:span text:style-name="T89">value</text:span><text:span text:style-name="T81">);</text:span></text:p>
            </text:list-item>
            <text:list-item>
              <text:p text:style-name="P62"><text:span text:style-name="T81"><text:tab/><text:tab/></text:span><text:span text:style-name="T89">hm</text:span><text:span text:style-name="T81">[index]-&gt;next = </text:span><text:span text:style-name="T85">NULL</text:span><text:span text:style-name="T81">;</text:span></text:p>
            </text:list-item>
            <text:list-item>
              <text:p text:style-name="P62"><text:span text:style-name="T81"><text:tab/><text:tab/></text:span><text:span text:style-name="T75">return</text:span><text:span text:style-name="T81"> 0;</text:span></text:p>
            </text:list-item>
            <text:list-item>
              <text:p text:style-name="P62"><text:tab/>}</text:p>
            </text:list-item>
            <text:list-item>
              <text:p text:style-name="P62"><text:tab/></text:p>
            </text:list-item>
            <text:list-item>
              <text:p text:style-name="P62"><text:span text:style-name="T81"><text:tab/></text:span><text:span text:style-name="T86">node</text:span><text:span text:style-name="T81">* new = (</text:span><text:span text:style-name="T86">node</text:span><text:span text:style-name="T81">*)malloc(</text:span><text:span text:style-name="T75">sizeof</text:span><text:span text:style-name="T81">(</text:span><text:span text:style-name="T86">node</text:span><text:span text:style-name="T81">));</text:span></text:p>
            </text:list-item>
            <text:list-item>
              <text:p text:style-name="P62"><text:span text:style-name="T81"><text:tab/></text:span><text:span text:style-name="T86">node</text:span><text:span text:style-name="T81">* current = </text:span><text:span text:style-name="T89">hm</text:span><text:span text:style-name="T81">[index];</text:span></text:p>
            </text:list-item>
            <text:list-item>
              <text:p text:style-name="P62"><text:span text:style-name="T81"><text:tab/></text:span><text:span text:style-name="T75">if</text:span><text:span text:style-name="T81"> (new == </text:span><text:span text:style-name="T85">NULL</text:span><text:span text:style-name="T81">) {</text:span></text:p>
            </text:list-item>
            <text:list-item>
              <text:p text:style-name="P62"><text:span text:style-name="T81"><text:tab/><text:tab/>fprintf(</text:span><text:span text:style-name="T85">stderr</text:span><text:span text:style-name="T81">, </text:span><text:span text:style-name="T90">"Unable to allocate memory.\n"</text:span><text:span text:style-name="T81">);</text:span></text:p>
            </text:list-item>
            <text:list-item>
              <text:p text:style-name="P62"><text:span text:style-name="T81"><text:tab/><text:tab/></text:span><text:span text:style-name="T75">return</text:span><text:span text:style-name="T81"> 1;</text:span></text:p>
            </text:list-item>
            <text:list-item>
              <text:p text:style-name="P62"><text:tab/>}</text:p>
            </text:list-item>
            <text:list-item>
              <text:p text:style-name="P62"/>
            </text:list-item>
            <text:list-item>
              <text:p text:style-name="P62"><text:soft-page-break/><text:span text:style-name="T81"><text:tab/></text:span><text:span text:style-name="T75">while</text:span><text:span text:style-name="T81"> (current-&gt;next != </text:span><text:span text:style-name="T85">NULL</text:span><text:span text:style-name="T81">) {</text:span></text:p>
            </text:list-item>
            <text:list-item>
              <text:p text:style-name="P62"><text:tab/><text:tab/>current = current-&gt;next;</text:p>
            </text:list-item>
            <text:list-item>
              <text:p text:style-name="P62"><text:tab/>}</text:p>
            </text:list-item>
            <text:list-item>
              <text:p text:style-name="P62"><text:span text:style-name="T81"><text:tab/>strcpy(new-&gt;key, </text:span><text:span text:style-name="T89">key</text:span><text:span text:style-name="T81">);</text:span></text:p>
            </text:list-item>
            <text:list-item>
              <text:p text:style-name="P62"><text:span text:style-name="T81"><text:tab/>strcpy(new-&gt;value, </text:span><text:span text:style-name="T89">value</text:span><text:span text:style-name="T81">);</text:span></text:p>
            </text:list-item>
            <text:list-item>
              <text:p text:style-name="P62"><text:span text:style-name="T81"><text:tab/>new-&gt;next = </text:span><text:span text:style-name="T85">NULL</text:span><text:span text:style-name="T81">;</text:span></text:p>
            </text:list-item>
            <text:list-item>
              <text:p text:style-name="P62"><text:tab/>current-&gt;next = new;</text:p>
            </text:list-item>
            <text:list-item>
              <text:p text:style-name="P62"><text:span text:style-name="T81"><text:tab/></text:span><text:span text:style-name="T75">return</text:span><text:span text:style-name="T81"> 0;</text:span></text:p>
            </text:list-item>
            <text:list-item>
              <text:p text:style-name="P62">}</text:p>
            </text:list-item>
          </text:list>
        </text:list-item>
      </text:list>
      <text:p text:style-name="P26"><text:span text:style-name="T52">На вход функция принимает </text:span><text:span text:style-name="T53">строковые</text:span><text:span text:style-name="T52"> </text:span><text:span text:style-name="T53">парметры </text:span><text:span text:style-name="T26">key, value </text:span><text:span text:style-name="T53">и укатель на </text:span><text:span text:style-name="T26">hash-map hm[].</text:span></text:p>
      <text:p text:style-name="P50">В строке 2 вычисляет индекс элемента по его ключу.</text:p>
      <text:p text:style-name="P27"><text:span text:style-name="T53">В </text:span><text:span text:style-name="T54">строке 4 проверяется наличие элемента по соответсвующему индексу. Если элемент равен </text:span><text:span text:style-name="T27">NULL, </text:span><text:span text:style-name="T54">то добавляемое значение становится первым. Если же значение по данному индексу уже имеется, то происходит добавление эл-та в конец списка (строки 16-29). </text:span></text:p>
      <text:p text:style-name="P51">Функция возвращает 0, если добавлени прошло успешно, иначе возвращается 1 и выводится сообщение об ошибке.</text:p>
      <text:list xml:id="list115209283917357" text:continue-numbering="true" text:style-name="L1">
        <text:list-item>
          <text:p text:style-name="P52">Реализуем функцию поиска эл-тов.</text:p>
        </text:list-item>
      </text:list>
      <text:p text:style-name="P35"><text:span text:style-name="T86">node</text:span><text:span text:style-name="T81">* hm_search(</text:span><text:span text:style-name="T75">char</text:span><text:span text:style-name="T81">* </text:span><text:span text:style-name="T89">key</text:span><text:span text:style-name="T81">, </text:span><text:span text:style-name="T75">char</text:span><text:span text:style-name="T81">* </text:span><text:span text:style-name="T89">value</text:span><text:span text:style-name="T81">, </text:span><text:span text:style-name="T86">node</text:span><text:span text:style-name="T81">* </text:span><text:span text:style-name="T89">hm</text:span><text:span text:style-name="T81">[], </text:span><text:span text:style-name="T75">unsigned</text:span><text:span text:style-name="T81"> </text:span><text:span text:style-name="T89">mode</text:span><text:span text:style-name="T81">)</text:span></text:p>
      <text:p text:style-name="P28"><text:span text:style-name="T55">На вход она принимает стандартный набор параметров, а также переменную, отвечающую за режим поиска. При </text:span><text:span text:style-name="T15">mode = 1</text:span><text:span text:style-name="T28"> </text:span><text:span text:style-name="T55">осуществляется поиск по двум строго соответсвующим значениям.То есть если в словаре нет искомой пары </text:span><text:span text:style-name="T91">key:value, </text:span><text:span text:style-name="T92">то функция вернет </text:span><text:span text:style-name="T91">NULL.</text:span></text:p>
      <text:list xml:id="list3342761658" text:style-name="L2">
        <text:list-item>
          <text:list>
            <text:list-item>
              <text:p text:style-name="P68"><text:span text:style-name="T75">if</text:span><text:span text:style-name="T81"> (</text:span><text:span text:style-name="T89">mode</text:span><text:span text:style-name="T81"> == 1) {</text:span></text:p>
            </text:list-item>
          </text:list>
        </text:list-item>
        <text:list-item>
          <text:p text:style-name="P70"><text:span text:style-name="T81"><text:tab/></text:span><text:span text:style-name="T75">unsigned</text:span><text:span text:style-name="T81"> index = hash(</text:span><text:span text:style-name="T89">key</text:span><text:span text:style-name="T81">);</text:span></text:p>
        </text:list-item>
        <text:list-item>
          <text:p text:style-name="P69"><text:span text:style-name="T81"><text:tab/></text:span><text:span text:style-name="T75">if</text:span><text:span text:style-name="T81"> (</text:span><text:span text:style-name="T89">hm</text:span><text:span text:style-name="T81">[index] == </text:span><text:span text:style-name="T85">NULL</text:span><text:span text:style-name="T81">) {</text:span></text:p>
        </text:list-item>
        <text:list-item>
          <text:p text:style-name="P69"><text:span text:style-name="T81"><text:tab/><text:tab/>fprintf(</text:span><text:span text:style-name="T85">stderr</text:span><text:span text:style-name="T81">, </text:span><text:span text:style-name="T90">"Search faillure: element doesn't exist.\n"</text:span><text:span text:style-name="T81">);</text:span></text:p>
        </text:list-item>
        <text:list-item>
          <text:p text:style-name="P69"><text:span text:style-name="T81"><text:tab/><text:tab/></text:span><text:span text:style-name="T75">return</text:span><text:span text:style-name="T81"> </text:span><text:span text:style-name="T85">NULL</text:span><text:span text:style-name="T81">;</text:span></text:p>
        </text:list-item>
        <text:list-item>
          <text:p text:style-name="P69"><text:tab/>}</text:p>
        </text:list-item>
        <text:list-item>
          <text:p text:style-name="P69"><text:span text:style-name="T81"><text:tab/></text:span><text:span text:style-name="T86">node</text:span><text:span text:style-name="T81">* current = </text:span><text:span text:style-name="T89">hm</text:span><text:span text:style-name="T81">[index];</text:span></text:p>
        </text:list-item>
        <text:list-item>
          <text:p text:style-name="P69"><text:span text:style-name="T81"><text:tab/></text:span><text:span text:style-name="T75">while</text:span><text:span text:style-name="T81"> (current != </text:span><text:span text:style-name="T85">NULL</text:span><text:span text:style-name="T81">) {</text:span></text:p>
        </text:list-item>
        <text:list-item>
          <text:p text:style-name="P69"><text:span text:style-name="T81"><text:tab/></text:span><text:span text:style-name="T75">if</text:span><text:span text:style-name="T81"> (strcmp(current-&gt;key, </text:span><text:span text:style-name="T89">key</text:span><text:span text:style-name="T81">) == 0 &amp;&amp; strcmp(current-&gt;value, </text:span><text:span text:style-name="T89">value</text:span><text:span text:style-name="T81">) == 0)</text:span></text:p>
        </text:list-item>
        <text:list-item>
          <text:p text:style-name="P69"><text:span text:style-name="T81"><text:tab/><text:tab/></text:span><text:span text:style-name="T75">return</text:span><text:span text:style-name="T81"> current;</text:span></text:p>
        </text:list-item>
        <text:list-item>
          <text:p text:style-name="P69"><text:span text:style-name="T81"><text:tab/></text:span><text:span text:style-name="T75">else</text:span></text:p>
        </text:list-item>
        <text:list-item>
          <text:p text:style-name="P69"><text:tab/><text:tab/>current = current-&gt;next;</text:p>
        </text:list-item>
        <text:list-item>
          <text:p text:style-name="P69"><text:tab/>}</text:p>
        </text:list-item>
        <text:list-item>
          <text:p text:style-name="P69">}</text:p>
        </text:list-item>
      </text:list>
      <text:p text:style-name="P53"/>
      <text:p text:style-name="P34"><text:span text:style-name="T55">Если же </text:span><text:span text:style-name="T15">mode = 0, </text:span><text:span text:style-name="T55">то осуществляется поиск одного из входящих значений, при чем поиск ведется по всем ненулевым эл-там таблицы. </text:span><text:span text:style-name="T56">Функция возвращает адрес первого такого элемента.</text:span></text:p>
      <text:list xml:id="list3853273701" text:style-name="L3">
        <text:list-item>
          <text:p text:style-name="P71"><text:span text:style-name="T78">if</text:span><text:span text:style-name="T81"> (</text:span><text:span text:style-name="T89">mode</text:span><text:span text:style-name="T81"> == 0) {</text:span></text:p>
        </text:list-item>
        <text:list-item>
          <text:p text:style-name="P71"><text:span text:style-name="T81"><text:tab/><text:tab/></text:span><text:span text:style-name="T86">node</text:span><text:span text:style-name="T81">* current;</text:span></text:p>
        </text:list-item>
        <text:list-item>
          <text:p text:style-name="P71"><text:span text:style-name="T81"><text:tab/><text:tab/></text:span><text:span text:style-name="T75">unsigned</text:span><text:span text:style-name="T81"> index = 0;</text:span></text:p>
        </text:list-item>
        <text:list-item>
          <text:p text:style-name="P72"><text:tab/><text:tab/></text:p>
        </text:list-item>
        <text:list-item>
          <text:p text:style-name="P71"><text:span text:style-name="T81"><text:tab/><text:tab/></text:span><text:span text:style-name="T75">for</text:span><text:span text:style-name="T81"> (</text:span><text:span text:style-name="T75">unsigned</text:span><text:span text:style-name="T81"> i = 0; i &lt; </text:span><text:span text:style-name="T85">size</text:span><text:span text:style-name="T81">; i++) {</text:span></text:p>
        </text:list-item>
        <text:list-item>
          <text:p text:style-name="P71"><text:span text:style-name="T81"><text:tab/><text:tab/><text:tab/></text:span><text:span text:style-name="T75">if</text:span><text:span text:style-name="T81"> (</text:span><text:span text:style-name="T89">hm</text:span><text:span text:style-name="T81">[i] != </text:span><text:span text:style-name="T85">NULL</text:span><text:span text:style-name="T81">) {</text:span></text:p>
        </text:list-item>
        <text:list-item>
          <text:p text:style-name="P71"><text:tab/><text:tab/><text:tab/><text:tab/>index = i;</text:p>
        </text:list-item>
        <text:list-item>
          <text:p text:style-name="P71"><text:span text:style-name="T81"><text:tab/><text:tab/><text:tab/><text:tab/></text:span><text:span text:style-name="T75">break</text:span><text:span text:style-name="T81">;</text:span></text:p>
        </text:list-item>
        <text:list-item>
          <text:p text:style-name="P71"><text:tab/><text:tab/><text:tab/>}</text:p>
        </text:list-item>
        <text:list-item>
          <text:p text:style-name="P71"><text:span text:style-name="T81"><text:tab/><text:tab/><text:tab/></text:span><text:span text:style-name="T75">if</text:span><text:span text:style-name="T81"> (i == </text:span><text:span text:style-name="T85">size</text:span><text:span text:style-name="T81"> - 1) {</text:span></text:p>
        </text:list-item>
        <text:list-item>
          <text:p text:style-name="P71"><text:span text:style-name="T81"><text:tab/><text:tab/><text:tab/><text:tab/>fprintf(</text:span><text:span text:style-name="T85">stderr</text:span><text:span text:style-name="T81">, </text:span><text:span text:style-name="T90">"Search faillure: hash-map is empty.\n"</text:span><text:span text:style-name="T81">);</text:span></text:p>
        </text:list-item>
        <text:list-item>
          <text:p text:style-name="P71"><text:span text:style-name="T81"><text:tab/><text:tab/><text:tab/><text:tab/></text:span><text:span text:style-name="T75">return</text:span><text:span text:style-name="T81"> </text:span><text:span text:style-name="T85">NULL</text:span><text:span text:style-name="T81">;</text:span></text:p>
        </text:list-item>
        <text:list-item>
          <text:p text:style-name="P71"><text:tab/><text:tab/><text:tab/>}</text:p>
        </text:list-item>
        <text:list-item>
          <text:p text:style-name="P71"><text:tab/><text:tab/>}</text:p>
        </text:list-item>
        <text:list-item>
          <text:p text:style-name="P72"><text:tab/><text:tab/></text:p>
        </text:list-item>
        <text:list-item>
          <text:p text:style-name="P71"><text:span text:style-name="T81"><text:tab/><text:tab/></text:span><text:span text:style-name="T75">for</text:span><text:span text:style-name="T81"> (index; index &lt; </text:span><text:span text:style-name="T85">size</text:span><text:span text:style-name="T81">; index++) {</text:span></text:p>
        </text:list-item>
        <text:list-item>
          <text:p text:style-name="P71"><text:span text:style-name="T81"><text:tab/><text:tab/><text:tab/>current = </text:span><text:span text:style-name="T89">hm</text:span><text:span text:style-name="T81">[index];</text:span></text:p>
        </text:list-item>
        <text:list-item>
          <text:p text:style-name="P71"><text:span text:style-name="T81"><text:tab/><text:tab/><text:tab/></text:span><text:span text:style-name="T75">if</text:span><text:span text:style-name="T81"> (current != </text:span><text:span text:style-name="T85">NULL</text:span><text:span text:style-name="T81">) {</text:span></text:p>
        </text:list-item>
        <text:list-item>
          <text:p text:style-name="P71"><text:span text:style-name="T81"><text:tab/><text:tab/><text:tab/><text:tab/></text:span><text:span text:style-name="T75">if</text:span><text:span text:style-name="T81"> (strcmp(current-&gt;key, </text:span><text:span text:style-name="T89">key</text:span><text:span text:style-name="T81">) == 0 || strcmp(current-&gt;value, </text:span><text:span text:style-name="T89">value</text:span><text:span text:style-name="T81">) == 0)</text:span></text:p>
        </text:list-item>
        <text:list-item>
          <text:p text:style-name="P71"><text:span text:style-name="T81"><text:tab/><text:tab/><text:tab/><text:tab/><text:tab/></text:span><text:span text:style-name="T75">return</text:span><text:span text:style-name="T81"> current;</text:span></text:p>
        </text:list-item>
        <text:list-item>
          <text:p text:style-name="P71"><text:span text:style-name="T81"><text:tab/><text:tab/><text:tab/><text:tab/></text:span><text:span text:style-name="T75">else</text:span></text:p>
        </text:list-item>
        <text:list-item>
          <text:p text:style-name="P71"><text:tab/><text:tab/><text:tab/><text:tab/><text:tab/>current = current-&gt;next;</text:p>
        </text:list-item>
        <text:list-item>
          <text:p text:style-name="P71"><text:tab/><text:tab/><text:tab/>}</text:p>
        </text:list-item>
        <text:list-item>
          <text:p text:style-name="P71"><text:span text:style-name="T81"><text:tab/><text:tab/><text:tab/></text:span><text:span text:style-name="T75">if</text:span><text:span text:style-name="T81"> (index == </text:span><text:span text:style-name="T85">size</text:span><text:span text:style-name="T81"> - 1) {</text:span></text:p>
        </text:list-item>
        <text:list-item>
          <text:p text:style-name="P71"><text:span text:style-name="T81"><text:tab/><text:tab/><text:tab/><text:tab/>fprintf(</text:span><text:span text:style-name="T85">stderr</text:span><text:span text:style-name="T81">, </text:span><text:span text:style-name="T90">"Search faillure: such key and value do not exist.\n"</text:span><text:span text:style-name="T81">);</text:span></text:p>
        </text:list-item>
        <text:list-item>
          <text:p text:style-name="P71"><text:span text:style-name="T81"><text:tab/><text:tab/><text:tab/><text:tab/></text:span><text:span text:style-name="T75">return</text:span><text:span text:style-name="T81"> </text:span><text:span text:style-name="T85">NULL</text:span><text:span text:style-name="T81">;</text:span></text:p>
        </text:list-item>
        <text:list-item>
          <text:p text:style-name="P71"><text:tab/><text:tab/><text:tab/>}</text:p>
        </text:list-item>
        <text:list-item>
          <text:p text:style-name="P71"><text:tab/><text:tab/>}</text:p>
        </text:list-item>
        <text:list-item>
          <text:p text:style-name="P71"><text:tab/>}</text:p>
        </text:list-item>
        <text:list-item>
          <text:p text:style-name="P71"><text:span text:style-name="T81"><text:tab/>fprintf(</text:span><text:span text:style-name="T85">stderr</text:span><text:span text:style-name="T81">, </text:span><text:span text:style-name="T90">"Search faillure: element doesn't exist.\n"</text:span><text:span text:style-name="T81">);</text:span></text:p>
        </text:list-item>
        <text:list-item>
          <text:p text:style-name="P71"><text:span text:style-name="T81"><text:tab/></text:span><text:span text:style-name="T75">return</text:span><text:span text:style-name="T81"> </text:span><text:span text:style-name="T85">NULL</text:span><text:span text:style-name="T81">;</text:span></text:p>
        </text:list-item>
      </text:list>
      <text:p text:style-name="P29"><text:span text:style-name="T57">Сначала функция </text:span><text:span text:style-name="T56">ищ</text:span><text:span text:style-name="T57">ет</text:span><text:span text:style-name="T56"> индекс первого ненулевого эл-та </text:span><text:span text:style-name="T57">(строки 5-14)</text:span><text:span text:style-name="T56">, а затем проход</text:span><text:span text:style-name="T57">и</text:span><text:span text:style-name="T56">т по всем </text:span><text:span text:style-name="T57">ненулевым </text:span><text:span text:style-name="T56">значениям </text:span><text:span text:style-name="T57">и возвращает первое попавшееся соответсвие (</text:span><text:span text:style-name="T56">строки 16-</text:span><text:span text:style-name="T29">29</text:span><text:span text:style-name="T57">).</text:span></text:p>
      <text:list xml:id="list115210250284712" text:continue-list="list115209283917357" text:style-name="L1">
        <text:list-item>
          <text:p text:style-name="P54">Реализуем функцию удаления эл-та.</text:p>
        </text:list-item>
      </text:list>
      <text:list xml:id="list3487146464" text:style-name="L4">
        <text:list-item>
          <text:p text:style-name="P63"><text:span text:style-name="T75">int</text:span><text:span text:style-name="T81"> hm_delete(</text:span><text:span text:style-name="T75">char</text:span><text:span text:style-name="T81">* </text:span><text:span text:style-name="T89">key</text:span><text:span text:style-name="T81">, </text:span><text:span text:style-name="T75">char</text:span><text:span text:style-name="T81">* </text:span><text:span text:style-name="T89">value</text:span><text:span text:style-name="T81">, </text:span><text:span text:style-name="T86">node</text:span><text:span text:style-name="T81">* </text:span><text:span text:style-name="T89">hm</text:span><text:span text:style-name="T81">[]) {</text:span></text:p>
        </text:list-item>
        <text:list-item>
          <text:p text:style-name="P63"><text:span text:style-name="T81"><text:tab/></text:span><text:span text:style-name="T75">unsigned</text:span><text:span text:style-name="T81"> index = hash(</text:span><text:span text:style-name="T89">key</text:span><text:span text:style-name="T81">);</text:span></text:p>
        </text:list-item>
        <text:list-item>
          <text:p text:style-name="P63"/>
        </text:list-item>
        <text:list-item>
          <text:p text:style-name="P63"><text:span text:style-name="T81"><text:tab/></text:span><text:span text:style-name="T75">if</text:span><text:span text:style-name="T81"> (</text:span><text:span text:style-name="T89">hm</text:span><text:span text:style-name="T81">[index] == </text:span><text:span text:style-name="T85">NULL</text:span><text:span text:style-name="T81">) {</text:span></text:p>
        </text:list-item>
        <text:list-item>
          <text:p text:style-name="P63"><text:span text:style-name="T81"><text:tab/><text:tab/>fprintf(</text:span><text:span text:style-name="T85">stderr</text:span><text:span text:style-name="T81">, </text:span><text:span text:style-name="T90">"Delete faillure: element doesn't exist.\n"</text:span><text:span text:style-name="T81">);</text:span></text:p>
        </text:list-item>
        <text:list-item>
          <text:p text:style-name="P63"><text:span text:style-name="T81"><text:tab/><text:tab/></text:span><text:span text:style-name="T75">return</text:span><text:span text:style-name="T81"> 1;</text:span></text:p>
        </text:list-item>
        <text:list-item>
          <text:p text:style-name="P63"><text:tab/>}</text:p>
        </text:list-item>
        <text:list-item>
          <text:p text:style-name="P63"/>
        </text:list-item>
        <text:list-item>
          <text:p text:style-name="P63"><text:span text:style-name="T81"><text:tab/></text:span><text:span text:style-name="T86">node</text:span><text:span text:style-name="T81">* temp = </text:span><text:span text:style-name="T85">NULL</text:span><text:span text:style-name="T81">;</text:span></text:p>
        </text:list-item>
        <text:list-item>
          <text:p text:style-name="P63"><text:span text:style-name="T81"><text:tab/></text:span><text:span text:style-name="T86">node</text:span><text:span text:style-name="T81">* current = </text:span><text:span text:style-name="T89">hm</text:span><text:span text:style-name="T81">[index];</text:span></text:p>
        </text:list-item>
        <text:list-item>
          <text:p text:style-name="P63"><text:span text:style-name="T81"><text:tab/></text:span><text:span text:style-name="T75">while</text:span><text:span text:style-name="T81"> (current != </text:span><text:span text:style-name="T85">NULL</text:span><text:span text:style-name="T81">) {</text:span></text:p>
        </text:list-item>
        <text:list-item>
          <text:p text:style-name="P63"><text:span text:style-name="T81"><text:tab/><text:tab/></text:span><text:span text:style-name="T75">if</text:span><text:span text:style-name="T81"> (strcmp(current-&gt;key, </text:span><text:span text:style-name="T89">key</text:span><text:span text:style-name="T81">) == 0 &amp;&amp; strcmp(current-&gt;value, </text:span><text:span text:style-name="T89">value</text:span><text:span text:style-name="T81">) == 0) {</text:span></text:p>
        </text:list-item>
        <text:list-item>
          <text:p text:style-name="P63"><text:span text:style-name="T81"><text:tab/><text:tab/><text:tab/></text:span><text:span text:style-name="T75">if</text:span><text:span text:style-name="T81"> (temp == </text:span><text:span text:style-name="T85">NULL</text:span><text:span text:style-name="T81">) {</text:span></text:p>
        </text:list-item>
        <text:list-item>
          <text:p text:style-name="P63"><text:soft-page-break/><text:span text:style-name="T81"><text:tab/><text:tab/><text:tab/><text:tab/></text:span><text:span text:style-name="T89">hm</text:span><text:span text:style-name="T81">[index] = current-&gt;next;</text:span></text:p>
        </text:list-item>
        <text:list-item>
          <text:p text:style-name="P63"><text:tab/><text:tab/><text:tab/>}</text:p>
        </text:list-item>
        <text:list-item>
          <text:p text:style-name="P63"><text:span text:style-name="T81"><text:tab/><text:tab/><text:tab/></text:span><text:span text:style-name="T75">else</text:span><text:span text:style-name="T81"> {</text:span></text:p>
        </text:list-item>
        <text:list-item>
          <text:p text:style-name="P63"><text:tab/><text:tab/><text:tab/><text:tab/>temp-&gt;next = current-&gt;next;</text:p>
        </text:list-item>
        <text:list-item>
          <text:p text:style-name="P63"><text:tab/><text:tab/><text:tab/>}</text:p>
        </text:list-item>
        <text:list-item>
          <text:p text:style-name="P63"><text:tab/><text:tab/><text:tab/>free(current);</text:p>
        </text:list-item>
        <text:list-item>
          <text:p text:style-name="P63"><text:span text:style-name="T81"><text:tab/><text:tab/><text:tab/></text:span><text:span text:style-name="T75">return</text:span><text:span text:style-name="T81"> 0;</text:span></text:p>
        </text:list-item>
        <text:list-item>
          <text:p text:style-name="P63"><text:tab/><text:tab/>}</text:p>
        </text:list-item>
        <text:list-item>
          <text:p text:style-name="P63"><text:span text:style-name="T81"><text:tab/><text:tab/></text:span><text:span text:style-name="T75">else</text:span><text:span text:style-name="T81"> {</text:span></text:p>
        </text:list-item>
        <text:list-item>
          <text:p text:style-name="P63"><text:tab/><text:tab/><text:tab/>temp = current;</text:p>
        </text:list-item>
        <text:list-item>
          <text:p text:style-name="P63"><text:tab/><text:tab/><text:tab/>current = current-&gt;next;</text:p>
        </text:list-item>
        <text:list-item>
          <text:p text:style-name="P63"><text:tab/><text:tab/>}</text:p>
        </text:list-item>
        <text:list-item>
          <text:p text:style-name="P63"><text:tab/>};</text:p>
        </text:list-item>
        <text:list-item>
          <text:p text:style-name="P63"><text:span text:style-name="T81"><text:tab/>fprintf(</text:span><text:span text:style-name="T85">stderr</text:span><text:span text:style-name="T81">, </text:span><text:span text:style-name="T90">"Delete faillure: element doesn't exist.\n"</text:span><text:span text:style-name="T81">);</text:span></text:p>
        </text:list-item>
        <text:list-item>
          <text:p text:style-name="P63"><text:span text:style-name="T81"><text:tab/></text:span><text:span text:style-name="T75">return</text:span><text:span text:style-name="T81"> 1;</text:span></text:p>
        </text:list-item>
        <text:list-item>
          <text:p text:style-name="P63">}</text:p>
        </text:list-item>
      </text:list>
      <text:p text:style-name="P24">Данная функция проходит по списку элементов, и если удаляемый эл-т — первый, то ссылкой на список элементов в массиве становится следующий эл-т (или <text:span text:style-name="T9">NULL</text:span>). Если же удаляемый эл-т не первый в списке, то ссылка на следующий эл-т записывается в ссылку на следующий эл-т предыдущего, а сам эл-т удаляется процедурой <text:span text:style-name="T10">free()</text:span><text:span text:style-name="T9">.</text:span></text:p>
      <text:list xml:id="list115209478818124" text:continue-list="list115210250284712" text:style-name="L1">
        <text:list-item>
          <text:p text:style-name="P55">Реализуем <text:span text:style-name="T37"><text:s/></text:span>процедуру вывода <text:span text:style-name="T9">hash-map.</text:span></text:p>
        </text:list-item>
      </text:list>
      <text:p text:style-name="P35"><text:span text:style-name="T79">void</text:span><text:span text:style-name="T81"> hm_print(</text:span><text:span text:style-name="T86">node</text:span><text:span text:style-name="T81">* </text:span><text:span text:style-name="T89">hm</text:span><text:span text:style-name="T81">[]) {</text:span></text:p>
      <text:p text:style-name="P35"><text:span text:style-name="T81"><text:tab/>printf(</text:span><text:span text:style-name="T85">infomessage</text:span><text:span text:style-name="T81">);</text:span></text:p>
      <text:p text:style-name="P35"><text:span text:style-name="T81"><text:tab/></text:span><text:span text:style-name="T86">node</text:span><text:span text:style-name="T81">* link;</text:span></text:p>
      <text:p text:style-name="P35"><text:span text:style-name="T81"><text:tab/></text:span><text:span text:style-name="T75">for</text:span><text:span text:style-name="T81"> (</text:span><text:span text:style-name="T75">unsigned</text:span><text:span text:style-name="T81"> i = 0; i &lt; </text:span><text:span text:style-name="T85">size</text:span><text:span text:style-name="T81">; i++) {</text:span></text:p>
      <text:p text:style-name="P35"><text:span text:style-name="T81"><text:tab/><text:tab/>link = </text:span><text:span text:style-name="T89">hm</text:span><text:span text:style-name="T81">[i];</text:span></text:p>
      <text:p text:style-name="P35"><text:span text:style-name="T81"><text:tab/><text:tab/></text:span><text:span text:style-name="T75">if</text:span><text:span text:style-name="T81"> (link != </text:span><text:span text:style-name="T85">NULL</text:span><text:span text:style-name="T81">)</text:span></text:p>
      <text:p text:style-name="P35"><text:span text:style-name="T81"><text:tab/><text:tab/><text:tab/></text:span><text:span text:style-name="T75">do</text:span><text:span text:style-name="T81"> {</text:span></text:p>
      <text:p text:style-name="P35"><text:span text:style-name="T81"><text:tab/><text:tab/><text:tab/>printf(</text:span><text:span text:style-name="T90">"%s : %s\n"</text:span><text:span text:style-name="T81">, link-&gt;key, link-&gt;value);</text:span></text:p>
      <text:p text:style-name="P35"><text:tab/><text:tab/><text:tab/>link = link-&gt;next;</text:p>
      <text:p text:style-name="P35"><text:span text:style-name="T81"><text:tab/><text:tab/><text:tab/>} </text:span><text:span text:style-name="T75">while</text:span><text:span text:style-name="T81"> (link != </text:span><text:span text:style-name="T85">NULL</text:span><text:span text:style-name="T81">);</text:span></text:p>
      <text:p text:style-name="P35"><text:tab/>}</text:p>
      <text:p text:style-name="P35"><text:span text:style-name="T81"><text:tab/></text:span><text:span text:style-name="T75">return</text:span><text:span text:style-name="T81">;</text:span></text:p>
      <text:p text:style-name="P35">}</text:p>
      <text:list xml:id="list115209359697992" text:continue-numbering="true" text:style-name="L1">
        <text:list-item>
          <text:p text:style-name="P56">После того, как реализован набор всех необходимых функций, в файле<text:span text:style-name="T9"> main.c </text:span>можно составить <text:span text:style-name="T10">unit test</text:span><text:span text:style-name="T9"> </text:span>для их проверки.</text:p>
        </text:list-item>
      </text:list>
      <text:p text:style-name="P35"><text:span text:style-name="T75">int</text:span><text:span text:style-name="T81"> test() {</text:span></text:p>
      <text:p text:style-name="P35"><text:tab/></text:p>
      <text:p text:style-name="P35"><text:span text:style-name="T81"><text:tab/></text:span><text:span text:style-name="T86">node</text:span><text:span text:style-name="T81">* dict = hm_init();</text:span></text:p>
      <text:p text:style-name="P35"><text:span text:style-name="T81"><text:tab/></text:span><text:span text:style-name="T75">if</text:span><text:span text:style-name="T81"> (dict == </text:span><text:span text:style-name="T85">NULL</text:span><text:span text:style-name="T81">)</text:span></text:p>
      <text:p text:style-name="P35"><text:span text:style-name="T81"><text:tab/><text:tab/></text:span><text:span text:style-name="T75">return</text:span><text:span text:style-name="T81"> 1;</text:span></text:p>
      <text:p text:style-name="P35"><text:span text:style-name="T81"><text:tab/>hm_add(</text:span><text:span text:style-name="T90">"ru"</text:span><text:span text:style-name="T81">, </text:span><text:span text:style-name="T90">"Russia"</text:span><text:span text:style-name="T81">, dict);</text:span></text:p>
      <text:p text:style-name="P35"><text:span text:style-name="T81"><text:tab/>hm_add(</text:span><text:span text:style-name="T90">"sh"</text:span><text:span text:style-name="T81">, </text:span><text:span text:style-name="T90">"Switzerland"</text:span><text:span text:style-name="T81">, dict);</text:span></text:p>
      <text:p text:style-name="P35"><text:span text:style-name="T81"><text:tab/>hm_add(</text:span><text:span text:style-name="T90">"ao"</text:span><text:span text:style-name="T81">, </text:span><text:span text:style-name="T90">"Angola"</text:span><text:span text:style-name="T81">, dict);</text:span></text:p>
      <text:p text:style-name="P35"><text:span text:style-name="T81"><text:tab/></text:span><text:span text:style-name="T75">if</text:span><text:span text:style-name="T81"> (hm_search(</text:span><text:span text:style-name="T90">"ru"</text:span><text:span text:style-name="T81">, </text:span><text:span text:style-name="T90">"Russia"</text:span><text:span text:style-name="T81">, dict, </text:span><text:span text:style-name="T82">1</text:span><text:span text:style-name="T81">) == </text:span><text:span text:style-name="T85">NULL</text:span><text:span text:style-name="T81">)</text:span></text:p>
      <text:p text:style-name="P35"><text:span text:style-name="T81"><text:tab/><text:tab/></text:span><text:span text:style-name="T75">return</text:span><text:span text:style-name="T81"> 2;</text:span></text:p>
      <text:p text:style-name="P35"><text:span text:style-name="T81"><text:tab/>hm_delete(</text:span><text:span text:style-name="T90">"ru"</text:span><text:span text:style-name="T81">, </text:span><text:span text:style-name="T90">"Russia"</text:span><text:span text:style-name="T81">, dict);</text:span></text:p>
      <text:p text:style-name="P35"><text:span text:style-name="T81"><text:tab/></text:span><text:span text:style-name="T75">if</text:span><text:span text:style-name="T81"> (hm_search(</text:span><text:span text:style-name="T90">"ru"</text:span><text:span text:style-name="T81">, </text:span><text:span text:style-name="T90">"Russia"</text:span><text:span text:style-name="T81">, dict, 1) != </text:span><text:span text:style-name="T85">NULL</text:span><text:span text:style-name="T81">)</text:span></text:p>
      <text:p text:style-name="P35"><text:span text:style-name="T81"><text:tab/><text:tab/></text:span><text:span text:style-name="T75">return</text:span><text:span text:style-name="T81"> 3;</text:span></text:p>
      <text:p text:style-name="P35"/>
      <text:p text:style-name="P35"><text:span text:style-name="T81"><text:tab/></text:span><text:span text:style-name="T75">return</text:span><text:span text:style-name="T81"> 0;</text:span></text:p>
      <text:p text:style-name="P35">}</text:p>
      <text:p text:style-name="P30"><text:span text:style-name="T58">Данная функция проверяет работоспосбность АТД. </text:span><text:span text:style-name="T59">При несоответсвии ожидаемого результата выполнения с действительным будет возвращено определенное значение, указывающее на </text:span><text:span text:style-name="T60">функцию с ошибкой</text:span><text:span text:style-name="T59">.</text:span></text:p>
      <text:list xml:id="list115210111517970" text:continue-numbering="true" text:style-name="L1">
        <text:list-item>
          <text:p text:style-name="P43"><text:soft-page-break/><text:span text:style-name="T61">Теперь напишем функцию чтени</text:span><text:span text:style-name="T30">я </text:span><text:span text:style-name="T61">файла. Перед началом стоит следует уточнить формат записи в файл для данного типа данных. Чтобы корректно работать с хэш-таблицей, файл должен иметь следующей формат записи:</text:span></text:p>
          <text:list>
            <text:list-item>
              <text:p text:style-name="P61">key[1]:value[1]\n</text:p>
            </text:list-item>
            <text:list-item>
              <text:p text:style-name="P60">key[2]:value[2]\n</text:p>
            </text:list-item>
            <text:list-item>
              <text:p text:style-name="P60">…</text:p>
            </text:list-item>
            <text:list-item>
              <text:p text:style-name="P60">key[n]:value[n]\n</text:p>
            </text:list-item>
            <text:list-item>
              <text:p text:style-name="P67"/>
            </text:list-item>
          </text:list>
        </text:list-item>
      </text:list>
      <text:p text:style-name="P31"><text:span text:style-name="T71">Реализуем функцию чтения, которая получает на вход путь к файлу, а на выход выдает указатель на созданную </text:span><text:span text:style-name="T38">hash-map</text:span><text:span text:style-name="T71">.</text:span></text:p>
      <text:list xml:id="list3105644301" text:style-name="L5">
        <text:list-item>
          <text:p text:style-name="P64"><text:span text:style-name="T88">node</text:span><text:span text:style-name="T81">* hm(</text:span><text:span text:style-name="T79">c</text:span><text:span text:style-name="T80">onst c</text:span><text:span text:style-name="T79">har</text:span><text:span text:style-name="T81"> *</text:span><text:span text:style-name="T89">file</text:span><text:span text:style-name="T81">) {</text:span></text:p>
        </text:list-item>
        <text:list-item>
          <text:p text:style-name="P65"><text:span text:style-name="T81"><text:tab/></text:span><text:span text:style-name="T89">#define</text:span><text:span text:style-name="T81"> </text:span><text:span text:style-name="T85">buffsize</text:span><text:span text:style-name="T81"> 128</text:span></text:p>
        </text:list-item>
        <text:list-item>
          <text:p text:style-name="P65"><text:span text:style-name="T81"><text:tab/></text:span><text:span text:style-name="T86">FILE</text:span><text:span text:style-name="T81">* f = fopen(</text:span><text:span text:style-name="T89">file</text:span><text:span text:style-name="T81">, </text:span><text:span text:style-name="T90">"r"</text:span><text:span text:style-name="T81">);</text:span></text:p>
        </text:list-item>
        <text:list-item>
          <text:p text:style-name="P64"><text:span text:style-name="T81"><text:tab/></text:span><text:span text:style-name="T75">char</text:span><text:span text:style-name="T81"> buffer[</text:span><text:span text:style-name="T85">buffsize</text:span><text:span text:style-name="T81">];</text:span></text:p>
        </text:list-item>
        <text:list-item>
          <text:p text:style-name="P64"><text:span text:style-name="T81"><text:tab/></text:span><text:span text:style-name="T75">char</text:span><text:span text:style-name="T81"> temp[</text:span><text:span text:style-name="T85">maxlen</text:span><text:span text:style-name="T81">] = { 0 };</text:span></text:p>
        </text:list-item>
        <text:list-item>
          <text:p text:style-name="P64"><text:span text:style-name="T81"><text:tab/></text:span><text:span text:style-name="T75">char</text:span><text:span text:style-name="T81"> key[</text:span><text:span text:style-name="T85">maxlen</text:span><text:span text:style-name="T81">] = { 0 };</text:span></text:p>
        </text:list-item>
        <text:list-item>
          <text:p text:style-name="P64"><text:span text:style-name="T81"><text:tab/></text:span><text:span text:style-name="T75">char</text:span><text:span text:style-name="T81"> value[</text:span><text:span text:style-name="T85">maxlen</text:span><text:span text:style-name="T81">] = { 0 };</text:span></text:p>
        </text:list-item>
        <text:list-item>
          <text:p text:style-name="P64"><text:span text:style-name="T81"><text:tab/></text:span><text:span text:style-name="T75">unsigned</text:span><text:span text:style-name="T81"> j;</text:span></text:p>
        </text:list-item>
        <text:list-item>
          <text:p text:style-name="P64"><text:span text:style-name="T81"><text:tab/></text:span><text:span text:style-name="T75">enum</text:span><text:span text:style-name="T81"> </text:span><text:span text:style-name="T86">FIELD</text:span><text:span text:style-name="T81"> {</text:span><text:span text:style-name="T93">KEY</text:span><text:span text:style-name="T81">, </text:span><text:span text:style-name="T93">VALUE</text:span><text:span text:style-name="T81">} </text:span><text:span text:style-name="T83">field</text:span><text:span text:style-name="T81">;</text:span></text:p>
        </text:list-item>
        <text:list-item>
          <text:p text:style-name="P64"><text:span text:style-name="T81"><text:tab/></text:span><text:span text:style-name="T86">node</text:span><text:span text:style-name="T81">* hm = hm_init();</text:span></text:p>
        </text:list-item>
        <text:list-item>
          <text:p text:style-name="P64"/>
        </text:list-item>
        <text:list-item>
          <text:p text:style-name="P64"><text:span text:style-name="T81"><text:tab/></text:span><text:span text:style-name="T75">while</text:span><text:span text:style-name="T81"> (!feof(f)) {</text:span></text:p>
        </text:list-item>
        <text:list-item>
          <text:p text:style-name="P64"><text:span text:style-name="T81"><text:tab/><text:tab/>fgets(buffer, </text:span><text:span text:style-name="T85">buffsize</text:span><text:span text:style-name="T81">, f);</text:span></text:p>
        </text:list-item>
        <text:list-item>
          <text:p text:style-name="P64"><text:span text:style-name="T81"><text:tab/><text:tab/></text:span><text:span text:style-name="T75">while</text:span><text:span text:style-name="T81"> (fgets(buffer, </text:span><text:span text:style-name="T85">buffsize</text:span><text:span text:style-name="T81">, f) != </text:span><text:span text:style-name="T85">NULL</text:span><text:span text:style-name="T81">) {</text:span></text:p>
        </text:list-item>
        <text:list-item>
          <text:p text:style-name="P64"><text:tab/><text:tab/><text:tab/>j = 0;</text:p>
        </text:list-item>
        <text:list-item>
          <text:p text:style-name="P64"><text:span text:style-name="T81"><text:tab/><text:tab/><text:tab/>field = </text:span><text:span text:style-name="T93">KEY</text:span><text:span text:style-name="T81">;</text:span></text:p>
        </text:list-item>
        <text:list-item>
          <text:p text:style-name="P64"><text:span text:style-name="T81"><text:tab/><text:tab/><text:tab/></text:span><text:span text:style-name="T75">for</text:span><text:span text:style-name="T81"> (</text:span><text:span text:style-name="T75">unsigned</text:span><text:span text:style-name="T81"> i = 0; buffer[i] != </text:span><text:span text:style-name="T90">'\0'</text:span><text:span text:style-name="T81">; i++) {</text:span></text:p>
        </text:list-item>
        <text:list-item>
          <text:p text:style-name="P64"><text:span text:style-name="T81"><text:tab/><text:tab/><text:tab/></text:span><text:span text:style-name="T75">if</text:span><text:span text:style-name="T81"> ((buffer[i] == </text:span><text:span text:style-name="T90">':'</text:span><text:span text:style-name="T81">) || (buffer[i] == </text:span><text:span text:style-name="T90">'\n'</text:span><text:span text:style-name="T81">)) {</text:span></text:p>
        </text:list-item>
        <text:list-item>
          <text:p text:style-name="P64"><text:span text:style-name="T81"><text:tab/><text:tab/><text:tab/><text:tab/></text:span><text:span text:style-name="T75">switch</text:span><text:span text:style-name="T81"> (field) {</text:span></text:p>
        </text:list-item>
        <text:list-item>
          <text:p text:style-name="P64"><text:span text:style-name="T81"><text:tab/><text:tab/><text:tab/><text:tab/></text:span><text:span text:style-name="T75">case</text:span><text:span text:style-name="T81"> </text:span><text:span text:style-name="T93">KEY</text:span><text:span text:style-name="T81">:</text:span></text:p>
        </text:list-item>
        <text:list-item>
          <text:p text:style-name="P64"><text:span text:style-name="T81"><text:tab/><text:tab/><text:tab/><text:tab/><text:tab/></text:span><text:span text:style-name="T75">for</text:span><text:span text:style-name="T81"> (</text:span><text:span text:style-name="T75">unsigned</text:span><text:span text:style-name="T81"> k = 0; temp[k] &gt; 0; k++)</text:span></text:p>
        </text:list-item>
        <text:list-item>
          <text:p text:style-name="P64"><text:tab/><text:tab/><text:tab/><text:tab/><text:tab/><text:tab/><text:tab/>key[k] = temp[k];</text:p>
        </text:list-item>
        <text:list-item>
          <text:p text:style-name="P64"><text:span text:style-name="T81"><text:tab/><text:tab/><text:tab/><text:tab/><text:tab/><text:tab/></text:span><text:span text:style-name="T75">break</text:span><text:span text:style-name="T81">;</text:span></text:p>
        </text:list-item>
        <text:list-item>
          <text:p text:style-name="P64"><text:span text:style-name="T81"><text:tab/><text:tab/><text:tab/><text:tab/></text:span><text:span text:style-name="T75">case</text:span><text:span text:style-name="T81"> </text:span><text:span text:style-name="T93">VALUE</text:span><text:span text:style-name="T81">:</text:span></text:p>
        </text:list-item>
        <text:list-item>
          <text:p text:style-name="P64"><text:span text:style-name="T81"><text:tab/><text:tab/><text:tab/><text:tab/><text:tab/></text:span><text:span text:style-name="T75">for</text:span><text:span text:style-name="T81"> (</text:span><text:span text:style-name="T75">unsigned</text:span><text:span text:style-name="T81"> k = 0; temp[k] &gt; 0; k++)</text:span></text:p>
        </text:list-item>
        <text:list-item>
          <text:p text:style-name="P64"><text:tab/><text:tab/><text:tab/><text:tab/><text:tab/><text:tab/><text:tab/>value[k] = temp[k];</text:p>
        </text:list-item>
        <text:list-item>
          <text:p text:style-name="P64"><text:span text:style-name="T81"><text:tab/><text:tab/><text:tab/><text:tab/><text:tab/><text:tab/></text:span><text:span text:style-name="T75">break</text:span><text:span text:style-name="T81">;</text:span></text:p>
        </text:list-item>
        <text:list-item>
          <text:p text:style-name="P64"><text:tab/><text:tab/><text:tab/><text:tab/><text:tab/>}</text:p>
        </text:list-item>
        <text:list-item>
          <text:p text:style-name="P64"><text:tab/><text:tab/><text:tab/><text:tab/><text:tab/>field = field ^ 1;</text:p>
        </text:list-item>
        <text:list-item>
          <text:p text:style-name="P64"><text:tab/><text:tab/><text:tab/><text:tab/><text:tab/>j = 0;</text:p>
        </text:list-item>
        <text:list-item>
          <text:p text:style-name="P64"><text:span text:style-name="T81"><text:tab/><text:tab/><text:tab/><text:tab/><text:tab/>memset(temp, 0, </text:span><text:span text:style-name="T85">maxlen</text:span><text:span text:style-name="T81"> * </text:span><text:span text:style-name="T75">sizeof</text:span><text:span text:style-name="T81">(</text:span><text:span text:style-name="T75">char</text:span><text:span text:style-name="T81">));</text:span></text:p>
        </text:list-item>
        <text:list-item>
          <text:p text:style-name="P64"><text:tab/><text:tab/><text:tab/><text:tab/>}</text:p>
        </text:list-item>
        <text:list-item>
          <text:p text:style-name="P64"><text:span text:style-name="T81"><text:tab/><text:tab/><text:tab/></text:span><text:span text:style-name="T75">else</text:span><text:span text:style-name="T81"> {</text:span></text:p>
        </text:list-item>
        <text:list-item>
          <text:p text:style-name="P64"><text:tab/><text:tab/><text:tab/><text:tab/>temp[j] = buffer[i];</text:p>
        </text:list-item>
        <text:list-item>
          <text:p text:style-name="P64"><text:tab/><text:tab/><text:tab/><text:tab/>j++;</text:p>
        </text:list-item>
        <text:list-item>
          <text:p text:style-name="P64"><text:tab/><text:tab/><text:tab/>}</text:p>
        </text:list-item>
        <text:list-item>
          <text:p text:style-name="P64"><text:tab/><text:tab/>}</text:p>
        </text:list-item>
        <text:list-item>
          <text:p text:style-name="P64"><text:tab/><text:tab/>hm_add(key, value, hm);</text:p>
        </text:list-item>
        <text:list-item>
          <text:p text:style-name="P64"><text:span text:style-name="T81"><text:tab/><text:tab/>memset(key, 0, </text:span><text:span text:style-name="T85">maxlen</text:span><text:span text:style-name="T81"> * </text:span><text:span text:style-name="T75">sizeof</text:span><text:span text:style-name="T81">(</text:span><text:span text:style-name="T75">char</text:span><text:span text:style-name="T81">));</text:span></text:p>
        </text:list-item>
        <text:list-item>
          <text:p text:style-name="P64"><text:span text:style-name="T81"><text:tab/><text:tab/>memset(value, 0, </text:span><text:span text:style-name="T85">maxlen</text:span><text:span text:style-name="T81"> * </text:span><text:span text:style-name="T75">sizeof</text:span><text:span text:style-name="T81">(</text:span><text:span text:style-name="T75">char</text:span><text:span text:style-name="T81">));</text:span></text:p>
        </text:list-item>
        <text:list-item>
          <text:p text:style-name="P64"><text:tab/>}</text:p>
        </text:list-item>
        <text:list-item>
          <text:p text:style-name="P64">}</text:p>
        </text:list-item>
        <text:list-item>
          <text:p text:style-name="P66">fclose(f);</text:p>
        </text:list-item>
        <text:list-item>
          <text:p text:style-name="P64"><text:span text:style-name="T75">return</text:span><text:span text:style-name="T81"> hm;</text:span></text:p>
        </text:list-item>
        <text:list-item>
          <text:p text:style-name="P64"><text:soft-page-break/>}</text:p>
        </text:list-item>
      </text:list>
      <text:p text:style-name="P32"><text:span text:style-name="T62">Строка 3 — открытие файла на чтение; строка 4 — буферная строка для считывания; строки 5-7 — строки для записи значений; строка 9 — </text:span><text:span text:style-name="T63">перменная, определяющая поле элемента; строка 10 — инициализация хэш-таблицы.</text:span></text:p>
      <text:p text:style-name="P33"><text:span text:style-name="T63">О</text:span><text:span text:style-name="T66">сновной цикл </text:span><text:span text:style-name="T32">while </text:span><text:span text:style-name="T66">(строка 12) читает файл до достижения конца файла. На строке 13 происходит считывание информационной строки (формат записи). </text:span><text:span text:style-name="T64">Цикл </text:span><text:span text:style-name="T31">while </text:span><text:span text:style-name="T64">на строке 14 </text:span><text:span text:style-name="T65">построчно </text:span><text:span text:style-name="T64">считывает </text:span><text:span text:style-name="T65">значения</text:span><text:span text:style-name="T64"> в буфер. </text:span><text:span text:style-name="T65">Из буфера значения посимвольно заносятся в переменную </text:span><text:span text:style-name="T16">temp</text:span><text:span text:style-name="T33">, </text:span><text:span text:style-name="T65">которая в зависимости от поля (строки 19-28) копируется </text:span><text:span text:style-name="T67">либо в </text:span><text:span text:style-name="T34">key, </text:span><text:span text:style-name="T67">либо в </text:span><text:span text:style-name="T34">value. </text:span><text:span text:style-name="T68">На строке 29 поле меняется с помощью операции </text:span><text:span text:style-name="T35">xor, </text:span><text:span text:style-name="T68">так как перечисление </text:span><text:span text:style-name="T17">FIELD </text:span><text:span text:style-name="T68">бинарно. На строках 39-40 происходит обнуление промежуточных переменных.</text:span></text:p>
      <text:list xml:id="list115210260383962" text:continue-list="list115210111517970" text:style-name="L1">
        <text:list-item>
          <text:p text:style-name="P44"><text:span text:style-name="T69">В</text:span><text:span text:style-name="T70"> функции </text:span><text:span text:style-name="T36">main() </text:span><text:span text:style-name="T70">тестируется считывание </text:span><text:span text:style-name="T36">hash-map </text:span><text:span text:style-name="T70">из файла </text:span><text:span text:style-name="T18">values.txt</text:span><text:span text:style-name="T36"> </text:span><text:span text:style-name="T70">и прогон </text:span><text:span text:style-name="T36">unit test-</text:span><text:span text:style-name="T70">а.</text:span></text:p>
        </text:list-item>
      </text:list>
      <text:p text:style-name="P35"><text:span text:style-name="T76">int</text:span><text:span text:style-name="T81"> main(</text:span><text:span text:style-name="T75">int</text:span><text:span text:style-name="T81"> </text:span><text:span text:style-name="T89">argc</text:span><text:span text:style-name="T81">, </text:span><text:span text:style-name="T75">char</text:span><text:span text:style-name="T81">** </text:span><text:span text:style-name="T89">argv</text:span><text:span text:style-name="T81">) {</text:span></text:p>
      <text:p text:style-name="P35"><text:tab/></text:p>
      <text:p text:style-name="P35"><text:span text:style-name="T81"><text:tab/></text:span><text:span text:style-name="T75">int</text:span><text:span text:style-name="T81"> r = test();</text:span></text:p>
      <text:p text:style-name="P35"/>
      <text:p text:style-name="P35"><text:span text:style-name="T81"><text:tab/></text:span><text:span text:style-name="T86">node</text:span><text:span text:style-name="T81">* dict = hm_read(</text:span><text:span text:style-name="T90">"values.txt"</text:span><text:span text:style-name="T81">);</text:span></text:p>
      <text:p text:style-name="P35"><text:tab/>hm_print(dict);</text:p>
      <text:p text:style-name="P35"><text:tab/></text:p>
      <text:p text:style-name="P35"><text:span text:style-name="T81"><text:tab/></text:span><text:span text:style-name="T75">return</text:span><text:span text:style-name="T81"> r;</text:span></text:p>
      <text:p text:style-name="P35">}</text:p>
      <text:list xml:id="list115209721759534" text:continue-numbering="true" text:style-name="L1">
        <text:list-header>
          <text:p text:style-name="P57"/>
        </text:list-header>
      </text:list>
      <text:h text:style-name="P38" text:outline-level="1"><text:span text:style-name="T5">3</text:span><text:span text:style-name="T4"> </text:span><text:span text:style-name="T2">ВЫВОД</text:span></text:h>
      <text:p text:style-name="P22">По итогу работы я <text:span text:style-name="T95">р</text:span><text:span text:style-name="T94">еализова</text:span><text:span text:style-name="T95">л</text:span><text:span text:style-name="T94"> абстрактный тип данных в виде пользовательского типа данных и набора функций: добавлени</text:span><text:span text:style-name="T96">е</text:span><text:span text:style-name="T94">, поиск, удаление; чтение </text:span><text:span text:style-name="T73">и</text:span><text:span text:style-name="T94"> выгрузку данных из файл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cm" loext:contextual-spacing="true" fo:line-height="150%" fo:text-align="center" style:justify-single-word="false" fo:orphans="0" fo:widows="0" fo:text-indent="1.251cm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Код" style:family="paragraph" style:parent-style-name="Standard">
      <loext:graphic-properties draw:fill="none" draw:fill-color="#729fcf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Courier New" fo:font-family="'Courier New'" style:font-family-generic="modern" style:font-pitch="fixed" fo:font-size="10pt" officeooo:rsid="00219af6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7T14:04:34.773000000</meta:creation-date>
    <dc:date>2022-06-17T11:52:07.813000000</dc:date>
    <meta:editing-duration>PT10H31S</meta:editing-duration>
    <meta:editing-cycles>81</meta:editing-cycles>
    <meta:generator>LibreOffice/6.4.3.2$Windows_x86 LibreOffice_project/747b5d0ebf89f41c860ec2a39efd7cb15b54f2d8</meta:generator>
    <meta:document-statistic meta:table-count="3" meta:image-count="0" meta:object-count="0" meta:page-count="9" meta:paragraph-count="276" meta:word-count="1657" meta:character-count="10704" meta:non-whitespace-character-count="9091"/>
  </office:meta>
</office:document-meta>
</file>